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MBX10" svg:font-family="CMBX10"/>
    <style:font-face style:name="CMBX12" svg:font-family="CMBX12"/>
    <style:font-face style:name="Mangal1" svg:font-family="Mangal"/>
    <style:font-face style:name="NimbusRomNo9L-Medi" svg:font-family="NimbusRomNo9L-Medi"/>
    <style:font-face style:name="NimbusRomNo9L-Regu" svg:font-family="NimbusRomNo9L-Regu"/>
    <style:font-face style:name="OpenSymbol" svg:font-family="OpenSymbol"/>
    <style:font-face style:name="SFRM1000" svg:font-family="SFRM1000"/>
    <style:font-face style:name="AdvOT596495f2" svg:font-family="AdvOT596495f2" style:font-family-generic="roman"/>
    <style:font-face style:name="SFBX1440" svg:font-family="SFBX1440" style:font-family-generic="roman"/>
    <style:font-face style:name="Times-Bold" svg:font-family="Times-Bold" style:font-family-generic="roman"/>
    <style:font-face style:name="Times-Roman" svg:font-family="Times-Roman, 'Times New Roman'" style:font-family-generic="roman"/>
    <style:font-face style:name="TimesNewRoman" svg:font-family="TimesNewRoman, Bold"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line-height="150%" fo:text-align="start" style:justify-single-word="false"/>
      <style:text-properties style:font-name="Times New Roman" fo:font-size="11pt" style:font-size-asian="11pt" style:font-size-complex="11pt"/>
    </style:style>
    <style:style style:name="P3" style:family="paragraph" style:parent-style-name="Text_20_body">
      <style:paragraph-properties fo:line-height="150%" fo:text-align="justify" style:justify-single-word="false"/>
      <style:text-properties style:font-name="Times New Roman" fo:font-size="11pt" style:font-size-asian="11pt" style:font-size-complex="11pt"/>
    </style:style>
    <style:style style:name="P4" style:family="paragraph" style:parent-style-name="Text_20_body">
      <style:paragraph-properties fo:line-height="150%" fo:text-align="center" style:justify-single-word="false"/>
      <style:text-properties style:font-name="Times New Roman" fo:font-size="11pt" style:font-size-asian="11pt" style:font-size-complex="11pt"/>
    </style:style>
    <style:style style:name="P5" style:family="paragraph" style:parent-style-name="Text_20_body">
      <style:paragraph-properties fo:line-height="150%" fo:text-align="justify" style:justify-single-word="false"/>
    </style:style>
    <style:style style:name="P6" style:family="paragraph" style:parent-style-name="Text_20_body">
      <style:paragraph-properties fo:line-height="150%" fo:text-align="start" style:justify-single-word="false"/>
    </style:style>
    <style:style style:name="P7" style:family="paragraph" style:parent-style-name="Text_20_body" style:master-page-name="Standard">
      <style:paragraph-properties fo:line-height="150%" fo:text-align="center" style:justify-single-word="false" style:page-number="auto"/>
      <style:text-properties style:font-name="Times New Roman" fo:font-size="11pt" style:font-size-asian="11pt" style:font-size-complex="11pt"/>
    </style:style>
    <style:style style:name="P8" style:family="paragraph" style:parent-style-name="Text_20_body" style:list-style-name="WW8Num4">
      <style:paragraph-properties fo:line-height="150%" fo:text-align="justify" style:justify-single-word="false"/>
      <style:text-properties style:font-name="Times New Roman" fo:font-size="11pt" style:font-size-asian="11pt" style:font-size-complex="11pt"/>
    </style:style>
    <style:style style:name="P9" style:family="paragraph" style:parent-style-name="Text_20_body" style:list-style-name="WW8Num5">
      <style:paragraph-properties fo:line-height="150%" fo:text-align="justify" style:justify-single-word="false"/>
      <style:text-properties style:font-name="Times New Roman" fo:font-size="11pt" style:font-size-asian="11pt" style:font-size-complex="11pt"/>
    </style:style>
    <style:style style:name="P10" style:family="paragraph" style:parent-style-name="Text_20_body">
      <style:paragraph-properties fo:line-height="150%" fo:text-align="justify" style:justify-single-word="false"/>
      <style:text-properties style:font-name="Times New Roman" fo:font-size="11pt" fo:language="en" fo:country="GB" style:font-size-asian="11pt" style:font-size-complex="11pt"/>
    </style:style>
    <style:style style:name="P11" style:family="paragraph" style:parent-style-name="Text_20_body">
      <style:paragraph-properties fo:line-height="150%" fo:text-align="justify" style:justify-single-word="false"/>
      <style:text-properties fo:font-variant="normal" fo:text-transform="none" fo:color="#000000" style:font-name="Times New Roman" fo:font-size="11pt" fo:letter-spacing="normal" fo:font-style="normal" style:font-size-asian="11pt" style:language-asian="ja" style:country-asian="JP" style:font-size-complex="11pt"/>
    </style:style>
    <style:style style:name="T1" style:family="text">
      <style:text-properties fo:font-variant="normal" fo:text-transform="none" fo:color="#333333" fo:letter-spacing="normal" fo:font-style="normal"/>
    </style:style>
    <style:style style:name="T2" style:family="text">
      <style:text-properties fo:font-variant="normal" fo:text-transform="none" fo:color="#333333" fo:letter-spacing="normal" fo:font-style="normal" style:font-name-asian="NimbusRomNo9L-Medi" style:font-name-complex="NimbusRomNo9L-Medi"/>
    </style:style>
    <style:style style:name="T3" style:family="text">
      <style:text-properties fo:font-variant="normal" fo:text-transform="none" fo:color="#333333" fo:letter-spacing="normal" fo:font-style="normal" fo:font-weight="normal" style:font-name-asian="NimbusRomNo9L-Medi" style:font-weight-asian="normal" style:font-name-complex="NimbusRomNo9L-Medi" style:font-weight-complex="normal"/>
    </style:style>
    <style:style style:name="T4" style:family="text">
      <style:text-properties fo:font-variant="normal" fo:text-transform="none" fo:color="#333333" fo:letter-spacing="normal" fo:font-style="normal" fo:font-weight="normal" style:font-weight-asian="normal" style:font-weight-complex="normal"/>
    </style:style>
    <style:style style:name="T5" style:family="text">
      <style:text-properties fo:font-variant="normal" fo:text-transform="none" fo:color="#333333" style:font-name="Times New Roman" fo:font-size="11pt" fo:letter-spacing="normal" fo:font-style="normal" style:font-name-asian="NimbusRomNo9L-Medi" style:font-size-asian="11pt" style:font-name-complex="NimbusRomNo9L-Medi" style:font-size-complex="11pt"/>
    </style:style>
    <style:style style:name="T6" style:family="text">
      <style:text-properties fo:font-variant="normal" fo:text-transform="none" fo:color="#333333" style:font-name="Times New Roman" fo:font-size="11pt" fo:letter-spacing="normal" fo:font-style="normal" style:font-name-asian="NimbusRomNo9L-Medi" style:font-size-asian="11pt" style:language-asian="ja" style:country-asian="JP" style:font-name-complex="NimbusRomNo9L-Medi" style:font-size-complex="11pt"/>
    </style:style>
    <style:style style:name="T7" style:family="text">
      <style:text-properties fo:font-variant="normal" fo:text-transform="none" fo:color="#333333" style:font-name="Times New Roman" fo:font-size="11pt" fo:letter-spacing="normal" fo:font-style="normal" style:text-underline-style="none" style:font-name-asian="NimbusRomNo9L-Medi" style:font-size-asian="11pt" style:language-asian="ja" style:country-asian="JP" style:font-name-complex="NimbusRomNo9L-Medi" style:font-size-complex="11pt"/>
    </style:style>
    <style:style style:name="T8" style:family="text">
      <style:text-properties fo:font-variant="normal" fo:text-transform="none" fo:color="#333333" style:font-name="Times New Roman" fo:font-size="11pt" fo:letter-spacing="normal" fo:font-style="normal" style:text-underline-style="none" style:font-name-asian="NimbusRomNo9L-Medi" style:font-size-asian="11pt" style:font-name-complex="NimbusRomNo9L-Medi" style:font-size-complex="11pt"/>
    </style:style>
    <style:style style:name="T9" style:family="text">
      <style:text-properties fo:font-variant="normal" fo:text-transform="none" fo:color="#333333" style:font-name="Times New Roman" fo:font-size="11pt" fo:letter-spacing="normal" fo:font-style="normal" style:font-size-asian="11pt" style:font-size-complex="11pt"/>
    </style:style>
    <style:style style:name="T10" style:family="text">
      <style:text-properties fo:font-variant="normal" fo:text-transform="none" fo:color="#333333" style:font-name="Times New Roman" fo:font-size="11pt" fo:letter-spacing="normal" style:font-name-asian="NimbusRomNo9L-Medi" style:font-size-asian="11pt" style:font-name-complex="NimbusRomNo9L-Medi" style:font-size-complex="11pt"/>
    </style:style>
    <style:style style:name="T11" style:family="text">
      <style:text-properties fo:font-variant="normal" fo:text-transform="none" fo:color="#000000" fo:letter-spacing="normal" fo:font-style="normal" style:font-name-asian="NimbusRomNo9L-Medi" style:font-name-complex="NimbusRomNo9L-Medi"/>
    </style:style>
    <style:style style:name="T12" style:family="text">
      <style:text-properties fo:font-variant="normal" fo:text-transform="none" fo:color="#000000" fo:letter-spacing="normal" fo:font-style="normal" fo:font-weight="normal" style:font-style-asian="normal" style:font-weight-asian="normal" style:font-name-complex="Times New Roman" style:font-weight-complex="normal"/>
    </style:style>
    <style:style style:name="T13" style:family="text">
      <style:text-properties fo:font-variant="normal" fo:text-transform="none" fo:color="#000000" fo:letter-spacing="normal" fo:language="ru" fo:country="RU" fo:font-style="normal" style:language-asian="ja" style:country-asian="JP" style:font-name-complex="NimbusRomNo9L-Medi"/>
    </style:style>
    <style:style style:name="T14" style:family="text">
      <style:text-properties fo:font-variant="normal" fo:text-transform="none" fo:color="#000000" fo:letter-spacing="normal" fo:language="ru" fo:country="RU" fo:font-style="normal" fo:font-weight="normal" style:font-name-asian="SFBX1440" style:font-style-asian="normal" style:font-weight-asian="normal" style:font-name-complex="Times New Roman" style:font-weight-complex="normal"/>
    </style:style>
    <style:style style:name="T15" style:family="text">
      <style:text-properties fo:font-variant="normal" fo:text-transform="none" fo:color="#000000" fo:letter-spacing="normal" fo:language="ru" fo:country="RU" fo:font-style="normal" fo:font-weight="normal" style:font-name-asian="SFBX1440" style:language-asian="ja" style:country-asian="JP" style:font-style-asian="normal" style:font-weight-asian="normal" style:font-name-complex="Times New Roman" style:font-weight-complex="normal"/>
    </style:style>
    <style:style style:name="T16" style:family="text">
      <style:text-properties fo:font-variant="normal" fo:text-transform="none" fo:color="#000000" fo:letter-spacing="normal" fo:language="ru" fo:country="RU" fo:font-style="normal" fo:font-weight="normal" style:font-name-asian="SFRM1000" style:font-style-asian="normal" style:font-weight-asian="normal" style:font-name-complex="SFRM1000" style:font-weight-complex="normal"/>
    </style:style>
    <style:style style:name="T17" style:family="text">
      <style:text-properties fo:font-variant="normal" fo:text-transform="none" fo:color="#000000" fo:letter-spacing="normal" fo:language="ru" fo:country="RU" fo:font-style="normal" fo:font-weight="normal" style:font-name-asian="Arial1" style:font-style-asian="normal" style:font-weight-asian="normal" style:font-name-complex="Times New Roman" style:font-style-complex="normal" style:font-weight-complex="normal"/>
    </style:style>
    <style:style style:name="T18" style:family="text">
      <style:text-properties fo:font-variant="normal" fo:text-transform="none" fo:color="#000000" fo:letter-spacing="normal" fo:language="ru" fo:country="RU" fo:font-style="normal" fo:font-weight="normal" style:font-name-asian="Arial1" style:language-asian="ja" style:country-asian="JP" style:font-style-asian="normal" style:font-weight-asian="normal" style:font-name-complex="Times New Roman" style:font-style-complex="normal" style:font-weight-complex="normal"/>
    </style:style>
    <style:style style:name="T19" style:family="text">
      <style:text-properties fo:font-variant="normal" fo:text-transform="none" fo:color="#000000" fo:letter-spacing="normal" fo:language="ru" fo:country="RU" fo:font-style="normal" fo:font-weight="normal" style:language-asian="ja" style:country-asian="JP" style:font-style-asian="normal" style:font-weight-asian="normal" style:font-name-complex="Times New Roman" style:font-weight-complex="normal"/>
    </style:style>
    <style:style style:name="T20" style:family="text">
      <style:text-properties fo:font-variant="normal" fo:text-transform="none" fo:color="#000000" fo:letter-spacing="normal" fo:language="ru" fo:country="RU" fo:font-style="normal" fo:font-weight="normal" style:font-style-asian="normal" style:font-weight-asian="normal" style:font-name-complex="Times New Roman" style:font-weight-complex="normal"/>
    </style:style>
    <style:style style:name="T21" style:family="text">
      <style:text-properties fo:font-variant="normal" fo:text-transform="none" fo:color="#000000" fo:letter-spacing="normal" fo:language="ru" fo:country="RU" fo:font-style="normal" fo:font-weight="normal" style:font-name-asian="NimbusRomNo9L-Medi" style:language-asian="ja" style:country-asian="JP" style:font-style-asian="normal" style:font-weight-asian="normal" style:font-name-complex="Times New Roman" style:font-weight-complex="normal"/>
    </style:style>
    <style:style style:name="T22" style:family="text">
      <style:text-properties fo:font-variant="normal" fo:text-transform="none" fo:color="#000000" fo:letter-spacing="normal" fo:language="en" fo:country="GB" fo:font-style="normal" fo:font-weight="normal" style:language-asian="ja" style:country-asian="JP" style:font-style-asian="normal" style:font-weight-asian="normal" style:font-name-complex="Times New Roman" style:font-weight-complex="normal"/>
    </style:style>
    <style:style style:name="T23" style:family="text">
      <style:text-properties fo:font-variant="normal" fo:text-transform="none" fo:color="#000000" style:font-name="Times New Roman" fo:font-size="11pt" fo:letter-spacing="normal" fo:language="ru" fo:country="RU" fo:font-style="normal" fo:font-weight="normal" style:font-size-asian="11pt" style:language-asian="ja" style:country-asian="JP" style:font-style-asian="normal" style:font-weight-asian="normal" style:font-name-complex="Times New Roman" style:font-size-complex="11pt" style:font-weight-complex="normal"/>
    </style:style>
    <style:style style:name="T24" style:family="text">
      <style:text-properties fo:font-variant="normal" fo:text-transform="none" fo:color="#000000" style:font-name="Times New Roman" fo:font-size="11pt" fo:letter-spacing="normal" fo:font-style="normal" style:font-name-asian="NimbusRomNo9L-Medi" style:font-size-asian="11pt" style:language-asian="ja" style:country-asian="JP" style:font-name-complex="NimbusRomNo9L-Medi" style:font-size-complex="11pt"/>
    </style:style>
    <style:style style:name="T25" style:family="text">
      <style:text-properties fo:font-variant="normal" fo:text-transform="none" fo:color="#000000" style:font-name="Times New Roman" fo:font-size="11pt" fo:letter-spacing="normal" fo:font-style="normal" style:font-name-asian="NimbusRomNo9L-Medi" style:font-size-asian="11pt" style:font-name-complex="NimbusRomNo9L-Medi" style:font-size-complex="11pt"/>
    </style:style>
    <style:style style:name="T26" style:family="text">
      <style:text-properties fo:font-variant="normal" fo:text-transform="none" fo:color="#000000" style:font-name="Times New Roman" fo:font-size="11pt" fo:letter-spacing="normal" fo:font-style="normal" style:font-size-asian="11pt" style:language-asian="ja" style:country-asian="JP" style:font-size-complex="11pt"/>
    </style:style>
    <style:style style:name="T27" style:family="text">
      <style:text-properties fo:font-variant="normal" fo:text-transform="none" fo:color="#000000" style:font-name="Times New Roman" fo:font-size="11pt" fo:letter-spacing="normal" fo:font-style="normal" style:font-size-asian="11pt" style:font-size-complex="11pt"/>
    </style:style>
    <style:style style:name="T28" style:family="text">
      <style:text-properties fo:font-variant="normal" fo:text-transform="none" fo:color="#000000" style:font-name="Times New Roman" fo:font-size="11pt" fo:letter-spacing="normal" fo:font-style="normal" style:text-underline-style="none" fo:background-color="transparent" style:font-name-asian="NimbusRomNo9L-Medi" style:font-size-asian="11pt" style:font-name-complex="NimbusRomNo9L-Medi" style:font-size-complex="11pt"/>
    </style:style>
    <style:style style:name="T29" style:family="text">
      <style:text-properties fo:font-variant="normal" fo:text-transform="none" fo:color="#000000" style:font-name="Times New Roman" fo:font-size="11pt" fo:letter-spacing="normal" fo:font-style="normal" fo:font-weight="normal" style:font-size-asian="11pt" style:language-asian="ja" style:country-asian="JP" style:font-weight-asian="normal" style:font-size-complex="11pt" style:font-weight-complex="normal"/>
    </style:style>
    <style:style style:name="T30" style:family="text">
      <style:text-properties fo:font-variant="normal" fo:text-transform="none" fo:color="#000000" style:font-name="Times New Roman" fo:font-size="11pt" fo:letter-spacing="normal" fo:font-style="normal" fo:font-weight="normal" style:font-size-asian="11pt" style:font-weight-asian="normal" style:font-size-complex="11pt" style:font-weight-complex="normal"/>
    </style:style>
    <style:style style:name="T31" style:family="text">
      <style:text-properties fo:font-variant="normal" fo:text-transform="none" fo:color="#000000" style:font-name="Times New Roman" fo:font-size="11pt" fo:letter-spacing="normal" style:font-name-asian="NimbusRomNo9L-Medi" style:font-size-asian="11pt" style:font-name-complex="NimbusRomNo9L-Medi" style:font-size-complex="11pt"/>
    </style:style>
    <style:style style:name="T32" style:family="text">
      <style:text-properties fo:font-variant="normal" fo:text-transform="none" fo:color="#000000" style:font-name="Times New Roman" fo:font-size="11pt" fo:letter-spacing="normal" style:font-size-asian="11pt" style:font-size-complex="11pt"/>
    </style:style>
    <style:style style:name="T33" style:family="text">
      <style:text-properties fo:font-variant="normal" fo:text-transform="none" fo:color="#000000" style:font-name="Times New Roman" fo:font-size="11pt" fo:letter-spacing="normal" style:text-underline-style="none" fo:background-color="transparent" style:font-name-asian="NimbusRomNo9L-Medi" style:font-size-asian="11pt" style:font-name-complex="NimbusRomNo9L-Medi" style:font-size-complex="11pt"/>
    </style:style>
    <style:style style:name="T34" style:family="text">
      <style:text-properties fo:font-variant="normal" fo:text-transform="none" fo:color="#222222" fo:letter-spacing="normal" fo:font-style="normal" fo:font-weight="normal" style:font-weight-asian="normal" style:font-weight-complex="normal"/>
    </style:style>
    <style:style style:name="T35" style:family="text">
      <style:text-properties fo:font-variant="normal" fo:text-transform="none" fo:color="#1c1d1e" fo:letter-spacing="normal" fo:font-style="normal" fo:font-weight="normal" style:language-asian="ja" style:country-asian="JP" style:font-weight-asian="normal" style:font-weight-complex="normal"/>
    </style:style>
    <style:style style:name="T36" style:family="text">
      <style:text-properties fo:font-variant="normal" fo:text-transform="none" fo:color="#8e2555" style:font-name="Times New Roman" fo:font-size="11pt" fo:letter-spacing="normal" fo:font-style="normal" style:text-underline-style="solid" style:text-underline-width="auto" style:text-underline-color="font-color" fo:background-color="transparent" style:font-name-asian="NimbusRomNo9L-Medi" style:font-size-asian="11pt" style:font-name-complex="NimbusRomNo9L-Medi" style:font-size-complex="11pt"/>
    </style:style>
    <style:style style:name="T37" style:family="text">
      <style:text-properties fo:font-variant="normal" fo:text-transform="none" fo:color="#8e2555" style:font-name="Times New Roman" fo:font-size="11pt" fo:letter-spacing="normal" fo:font-style="normal" style:text-underline-style="none" fo:background-color="transparent" style:font-name-asian="NimbusRomNo9L-Medi" style:font-size-asian="11pt" style:font-name-complex="NimbusRomNo9L-Medi" style:font-size-complex="11pt"/>
    </style:style>
    <style:style style:name="T38" style:family="text">
      <style:text-properties fo:color="#000000" style:font-name="Times New Roman" fo:font-size="11pt" fo:letter-spacing="normal" fo:font-weight="normal" style:font-size-asian="11pt" style:font-weight-asian="normal" style:font-size-complex="11pt" style:font-weight-complex="normal"/>
    </style:style>
    <style:style style:name="T39" style:family="text">
      <style:text-properties fo:color="#000000" style:font-name="Times New Roman" fo:font-size="11pt" fo:letter-spacing="normal" style:font-size-asian="11pt" style:font-size-complex="11pt"/>
    </style:style>
    <style:style style:name="T40" style:family="text">
      <style:text-properties style:font-name-asian="NimbusRomNo9L-Medi"/>
    </style:style>
    <style:style style:name="T41" style:family="text">
      <style:text-properties style:font-name-asian="NimbusRomNo9L-Medi" style:font-name-complex="NimbusRomNo9L-Medi"/>
    </style:style>
    <style:style style:name="T42" style:family="text">
      <style:text-properties style:font-name-asian="NimbusRomNo9L-Medi" style:language-asian="ja" style:country-asian="JP"/>
    </style:style>
    <style:style style:name="T43" style:family="text">
      <style:text-properties style:font-name-asian="NimbusRomNo9L-Medi" style:language-asian="ja" style:country-asian="JP" style:font-name-complex="Times New Roman"/>
    </style:style>
    <style:style style:name="T44" style:family="text">
      <style:text-properties style:font-name-asian="NimbusRomNo9L-Medi" style:font-name-complex="Times New Roman"/>
    </style:style>
    <style:style style:name="T45" style:family="text">
      <style:text-properties fo:language="ru" fo:country="RU"/>
    </style:style>
    <style:style style:name="T46" style:family="text">
      <style:text-properties fo:language="ru" fo:country="RU" style:language-asian="ja" style:country-asian="JP"/>
    </style:style>
    <style:style style:name="T47" style:family="text">
      <style:text-properties fo:language="ru" fo:country="RU" style:font-name-asian="NimbusRomNo9L-Regu"/>
    </style:style>
    <style:style style:name="T48" style:family="text">
      <style:text-properties fo:language="ru" fo:country="RU" style:font-name-asian="NimbusRomNo9L-Regu" style:language-asian="ja" style:country-asian="JP"/>
    </style:style>
    <style:style style:name="T49" style:family="text">
      <style:text-properties fo:language="ru" fo:country="RU" style:font-name-asian="NimbusRomNo9L-Medi"/>
    </style:style>
    <style:style style:name="T50" style:family="text">
      <style:text-properties fo:language="ru" fo:country="RU" style:font-name-asian="NimbusRomNo9L-Medi" style:language-asian="ja" style:country-asian="JP"/>
    </style:style>
    <style:style style:name="T51" style:family="text">
      <style:text-properties fo:language="ru" fo:country="RU" style:font-name-asian="NimbusRomNo9L-Medi" style:language-asian="ja" style:country-asian="JP" style:font-name-complex="Times New Roman"/>
    </style:style>
    <style:style style:name="T52" style:family="text">
      <style:text-properties fo:language="ru" fo:country="RU" style:font-name-asian="CMBX10"/>
    </style:style>
    <style:style style:name="T53" style:family="text">
      <style:text-properties fo:language="ru" fo:country="RU" style:font-name-asian="CMBX12"/>
    </style:style>
    <style:style style:name="T54" style:family="text">
      <style:text-properties fo:language="ru" fo:country="RU" fo:font-weight="normal" style:font-name-asian="SFBX1440" style:language-asian="ja" style:country-asian="JP" style:font-weight-asian="normal" style:font-name-complex="Times New Roman" style:font-weight-complex="normal"/>
    </style:style>
    <style:style style:name="T55" style:family="text">
      <style:text-properties fo:language="ru" fo:country="RU" fo:font-weight="normal" style:font-name-asian="SFBX1440" style:font-weight-asian="normal" style:font-name-complex="Times New Roman" style:font-weight-complex="normal"/>
    </style:style>
    <style:style style:name="T56" style:family="text">
      <style:text-properties fo:language="ru" fo:country="RU" fo:font-weight="normal" style:font-name-asian="NimbusRomNo9L-Medi" style:language-asian="ja" style:country-asian="JP" style:font-weight-asian="normal" style:font-name-complex="Times New Roman" style:font-weight-complex="normal"/>
    </style:style>
    <style:style style:name="T57" style:family="text">
      <style:text-properties fo:language="ru" fo:country="RU" fo:font-weight="normal" style:font-name-asian="NimbusRomNo9L-Medi" style:font-weight-asian="normal" style:font-name-complex="Times New Roman" style:font-weight-complex="normal"/>
    </style:style>
    <style:style style:name="T58" style:family="text">
      <style:text-properties fo:language="ru" fo:country="RU" fo:font-weight="normal" style:font-weight-asian="normal" style:font-name-complex="Times New Roman" style:font-weight-complex="normal"/>
    </style:style>
    <style:style style:name="T59" style:family="text">
      <style:text-properties fo:language="ru" fo:country="RU" fo:font-weight="normal" style:font-name-asian="Times-Roman" style:font-weight-asian="normal" style:font-name-complex="Times New Roman" style:font-weight-complex="normal"/>
    </style:style>
    <style:style style:name="T60" style:family="text">
      <style:text-properties fo:language="ru" fo:country="RU" fo:font-weight="normal" style:font-name-asian="TimesNewRoman" style:font-weight-asian="normal" style:font-name-complex="Times New Roman" style:font-weight-complex="normal"/>
    </style:style>
    <style:style style:name="T61" style:family="text">
      <style:text-properties fo:language="ru" fo:country="RU" style:font-name-asian="Times-Roman" style:font-name-complex="Times New Roman"/>
    </style:style>
    <style:style style:name="T62" style:family="text">
      <style:text-properties fo:language="ru" fo:country="RU" style:font-name-asian="AdvOT596495f2" style:language-asian="ja" style:country-asian="JP" style:font-name-complex="Times New Roman"/>
    </style:style>
    <style:style style:name="T63" style:family="text">
      <style:text-properties style:font-name-asian="CMBX10"/>
    </style:style>
    <style:style style:name="T64" style:family="text">
      <style:text-properties style:font-name-asian="CMBX10" style:language-asian="ja" style:country-asian="JP"/>
    </style:style>
    <style:style style:name="T65" style:family="text">
      <style:text-properties fo:color="#131413" style:font-name-asian="Times-Bold"/>
    </style:style>
    <style:style style:name="T66" style:family="text">
      <style:text-properties fo:color="#131413" fo:language="ru" fo:country="RU" style:font-name-asian="Times-Bold"/>
    </style:style>
    <style:style style:name="T67" style:family="text">
      <style:text-properties style:font-name-asian="NimbusRomNo9L-Regu"/>
    </style:style>
    <style:style style:name="T68" style:family="text">
      <style:text-properties style:language-asian="ja" style:country-asian="JP"/>
    </style:style>
    <style:style style:name="T69" style:family="text">
      <style:text-properties fo:language="en" fo:country="GB"/>
    </style:style>
    <style:style style:name="T70" style:family="text">
      <style:text-properties fo:language="en" fo:country="GB" style:language-asian="ja" style:country-asian="JP"/>
    </style:style>
    <style:style style:name="T71" style:family="text">
      <style:text-properties fo:language="en" fo:country="GB" fo:font-weight="normal" style:font-name-asian="NimbusRomNo9L-Medi" style:font-weight-asian="normal" style:font-name-complex="Times New Roman" style:font-weight-complex="normal"/>
    </style:style>
    <style:style style:name="T72" style:family="text">
      <style:text-properties fo:language="en" fo:country="GB" style:font-name-asian="AdvOT596495f2" style:language-asian="ja" style:country-asian="JP" style:font-name-complex="Times New Roman"/>
    </style:style>
    <style:style style:name="T73" style:family="text">
      <style:text-properties style:font-name-asian="CMBX12"/>
    </style:style>
    <style:style style:name="T74" style:family="text">
      <style:text-properties fo:font-weight="normal" style:font-name-asian="SFBX1440" style:font-weight-asian="normal" style:font-name-complex="Times New Roman" style:font-weight-complex="normal"/>
    </style:style>
    <style:style style:name="T75" style:family="text">
      <style:text-properties fo:font-weight="normal" style:font-name-asian="Times-Roman" style:font-weight-asian="normal" style:font-name-complex="Times New Roman" style:font-weight-complex="normal"/>
    </style:style>
    <style:style style:name="T76" style:family="text">
      <style:text-properties fo:font-weight="normal" style:font-name-asian="NimbusRomNo9L-Medi" style:font-weight-asian="normal" style:font-name-complex="Times New Roman" style:font-weight-complex="normal"/>
    </style:style>
    <style:style style:name="T77" style:family="text">
      <style:text-properties fo:font-weight="normal" style:font-name-asian="NimbusRomNo9L-Medi" style:language-asian="ja" style:country-asian="JP" style:font-weight-asian="normal" style:font-name-complex="Times New Roman" style:font-weight-complex="normal"/>
    </style:style>
    <style:style style:name="T78" style:family="text">
      <style:text-properties fo:font-weight="normal" style:font-weight-asian="normal" style:font-name-complex="Times New Roman" style:font-weight-complex="normal"/>
    </style:style>
    <style:style style:name="T79" style:family="text">
      <style:text-properties fo:font-weight="normal" style:font-weight-asian="normal" style:font-weight-complex="normal"/>
    </style:style>
    <style:style style:name="T80" style:family="text">
      <style:text-properties fo:font-weight="normal" style:language-asian="ja" style:country-asian="JP" style:font-weight-asian="normal" style:font-weight-complex="normal"/>
    </style:style>
    <style:style style:name="T81" style:family="text">
      <style:text-properties style:font-name-asian="SFRM1000" style:font-name-complex="SFRM1000"/>
    </style:style>
    <style:style style:name="T82" style:family="text">
      <style:text-properties style:font-name="Times New Roman" fo:font-size="11pt" fo:font-weight="normal" style:font-size-asian="11pt" style:font-weight-asian="normal" style:font-size-complex="11pt" style:font-weight-complex="normal"/>
    </style:style>
    <style:style style:name="T83" style:family="text">
      <style:text-properties style:font-name="Times New Roman" fo:font-size="11pt" style:font-name-asian="NimbusRomNo9L-Medi" style:font-size-asian="11pt" style:font-name-complex="NimbusRomNo9L-Medi" style:font-size-complex="11pt"/>
    </style:style>
    <style:style style:name="T84" style:family="text">
      <style:text-properties style:font-name="Times New Roman" fo:font-size="11pt" style:font-size-asian="11pt" style:font-size-complex="11pt"/>
    </style:style>
    <style:style style:name="T85" style:family="text">
      <style:text-properties style:font-name-asian="Times-Roman" style:font-name-complex="Times New Roman"/>
    </style:style>
    <style:style style:name="T86" style:family="text">
      <style:text-properties style:font-name-asian="AdvOT596495f2" style:language-asian="ja" style:country-asian="JP" style:font-name-complex="Times New 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74"><text:tab/></text:span><text:span text:style-name="T54">Обзор литературы</text:span></text:p>
      <text:p text:style-name="P3"><text:span text:style-name="T55"><text:tab/>В статье </text:span><text:span text:style-name="T54">[33] рассматривается проблема получение функциональных данных двери из её частей. В ходе исследований был описан алгоритм распознавания. Важно знать не только где находится ручка, но и к какому классу дверей относится данная дверь. Для решения проблемы, и</text:span><text:span text:style-name="T55">спользуется цветная камера, и множество слабых классификаторов распознавания двери, распознавание частей двери по изображению. Части определяется по шаблонам классов объектов, каждая часть не ограничивается только одним классом, дает им оценку доверия для любой существующей возможности со схемой проставления весов. </text:span></text:p>
      <text:p text:style-name="P3"><text:tab/>Представлен подход к обнаружению областей, представляющих интерес для самостоятельной задачи открытия дверей. На момент написания статьи была открытая область между детектированием двери, идентификацией ручки и открытием двери. Итоговая система <text:s/>представлена с использованием агентского подхода с четким разделением на контрольные, эффекторные и рецепторные подсистемы. Система способна обнаруживать дверную раму и различные типы функций (ручки, замки, пластины, переключатели), предоставляя данные для последующих модулей распознавания. Безусловно данные предоставленные агентом будут полезны и могут пригодится для научной работы. <text:s/></text:p>
      <text:p text:style-name="P3"><text:span text:style-name="T54"><text:tab/>В статье [44] в задаче открывания двери используется обратная связь</text:span><text:span text:style-name="T14"> от пальцев для манипулятора </text:span><text:span text:style-name="T16">7-DOF KUKA </text:span><text:span text:style-name="T81">LWR4+</text:span><text:span text:style-name="T14">, при этом робот не ищут ручку. Проблема состоит в том, что прикладываемая сила в изученных автором работах не регулируется, а значит не может быть гарантировано жесткое соединение, в других работах датчики установлены в запястье и/или в фалангах, но захват осуществляется датчиками с обеих сторон. Дело в том, что система не образует сцепление на ступени открытия двери, но контакт между роботом и дверью поддерживается пальцами захвата (с внутренним зазором), которые толкают ручку с одной стороны. Пальцы захватов довольно толстые, поэтому эта концепция позволяет открывать дверь, когда препятствия, которые находятся близко к ручке, делают невозможным захват. Построена система, где манипулятор управляется с полным сопротивлением, а захват контролируется позиционно с тактильной обратной связью. <text:tab/>Простая визуальная подсистема использует маркеры, чтобы грубо локализовать дверь, затем контроллер планирует траекторию подхода конечного эффектора. Исследуется начальный подход манипулятора и последующее открытие двери с использованием информации от тактильных датчиков трех пальцевого захвата. Алгоритм управления разработан предполагая концепцию контакта. Это альтернативная концепция для генерации движения с силовым захватом или замыкающим захватом. Подвели, зацепили, покрутили, потянули. Робот используемый в нашей работе не предусматривает </text:span><text:span text:style-name="T15">обратная связи от концевого инструмента, однако концепция захвата может быть полезной.</text:span><text:span text:style-name="T55"><text:line-break/></text:span><text:span text:style-name="T76"><text:tab/>В статье </text:span><text:span text:style-name="T77">[</text:span><text:span text:style-name="T57">39</text:span><text:span text:style-name="T56">]</text:span><text:span text:style-name="T57"> </text:span><text:span text:style-name="T76">представлена комплексная стратегия обработки деталей дверей, </text:span><text:span text:style-name="T57">как и в статье в предыдущей статье </text:span><text:span text:style-name="T56">[33]</text:span><text:span text:style-name="T76">: </text:span><text:span text:style-name="T57">замки, ручки, дверные ручки. Система определена как воплощенный агент. Головная камера снимает дверь, находит точки интереса, потом робот подводит руку к двери, рассматривает точку интереса на двери, получает изображения с разными высотами/углами, </text:span><text:soft-page-break/><text:span text:style-name="T57">обрабатывает информацию и передаёт дальше. Учитывая изменения изображения по критериям ищут нужный объект на двери и инициализируют. Использует две камеры камеры, одна на голове, другая на руке. Не ищет дверь, как робот должен находится напротив. Система продемонстрирована на задаче поиска замка и нахождение непосредственно точки куда вставлять ключ, для отпирание двери. <text:s/></text:span></text:p>
      <text:p text:style-name="P3"><text:span text:style-name="T17"><text:tab/>В статье </text:span><text:span text:style-name="T18">[4] описан к</text:span><text:span text:style-name="T17">омплексный подход к обнаружению и манипулированию дверями и шкафами в режиме реального времени. </text:span><text:span text:style-name="T19">М</text:span><text:span text:style-name="T12">етод, который надежно идентифицирует двери, шкафы и их ручки, с особым упором на извлечение полезных функций из ручек для последующего манипулирования. Таким образом, основным вкладом является интегрированный в режим реального времени комплексный подход к обнаружению и манипулированию дверями и шкафами без предварительного ознакомления с окружающей средой. </text:span><text:span text:style-name="T20">О</text:span><text:span text:style-name="T12">сновывается на сочетании сверточной нейронной сети</text:span><text:span text:style-name="T20"> для</text:span><text:span text:style-name="T12"> сокращени</text:span><text:span text:style-name="T20">и</text:span><text:span text:style-name="T12"> пространства поиска </text:span><text:span text:style-name="T20">и</text:span><text:span text:style-name="T12"> методах для извлечения </text:span><text:span text:style-name="T20">из пространства </text:span><text:span text:style-name="T19">точек</text:span><text:span text:style-name="T20">.</text:span><text:span text:style-name="T12"> Сверточная нейронная сеть </text:span><text:span text:style-name="T20">д</text:span><text:span text:style-name="T12">ля извлечения области интереса: двер</text:span><text:span text:style-name="T20">ь</text:span><text:span text:style-name="T12"> или шкаф. </text:span></text:p>
      <text:p text:style-name="P3"><text:span text:style-name="T20"><text:tab/>М</text:span><text:span text:style-name="T12">етод</text:span><text:span text:style-name="T20">ы</text:span><text:span text:style-name="T12"> для обнаружения ручек внутри области интереса и </text:span><text:span text:style-name="T20">их </text:span><text:span text:style-name="T12">позиционировани</text:span><text:span text:style-name="T20">е в пространстве</text:span><text:span text:style-name="T12">. </text:span><text:span text:style-name="T20">М</text:span><text:span text:style-name="T12">етод сегментации на плоскости для </text:span><text:span text:style-name="T20">отделения</text:span><text:span text:style-name="T12"> двери/шкафа от ручки. Алгоритм для надежного слияния обоих подходов и извлечения важной информации из рукоятки для захвата (</text:span><text:span text:style-name="T20">множество точек ручки</text:span><text:span text:style-name="T12">, </text:span><text:span text:style-name="T20">плоская модель двери</text:span><text:span text:style-name="T12">, </text:span><text:span text:style-name="T20">места захвата</text:span><text:span text:style-name="T12">, ориентаци</text:span><text:span text:style-name="T20">я</text:span><text:span text:style-name="T12"> поворота </text:span><text:span text:style-name="T20">ручки</text:span><text:span text:style-name="T12">, </text:span><text:span text:style-name="T20">вектор ортогональный двери</text:span><text:span text:style-name="T12">).</text:span><text:span text:style-name="T20"><text:tab/></text:span><text:span text:style-name="T12"><text:line-break/><text:tab/></text:span><text:span text:style-name="T20">В работе, изображения и глубину получают датчиком </text:span><text:span text:style-name="T19">Kinect, можно использовать лидар и камеру.</text:span><text:span text:style-name="T12"> </text:span><text:span text:style-name="T20">Н</text:span><text:span text:style-name="T12">ейронная сеть, </text:span><text:span text:style-name="T20">за</text:span><text:span text:style-name="T12">ранее подготовленная в ImageNet, выберет исправленное изображение RGB в качестве входных данных и </text:span><text:span text:style-name="T20">обведёт двери</text:span><text:span text:style-name="T12">. Затем использует два метода для получения </text:span><text:span text:style-name="T20">множества</text:span><text:span text:style-name="T12"> точек ручки: </text:span></text:p>
      <text:p text:style-name="P3"><text:tab/>1. визуальной сегментации, основанный на цветовой корреляции интересующей области. </text:p>
      <text:p text:style-name="P3"><text:span text:style-name="T12"><text:tab/>2. извлечение плоской модели </text:span><text:span text:style-name="T20">набора</text:span><text:span text:style-name="T12"> точек, генерируемого внутри области интереса.</text:span></text:p>
      <text:p text:style-name="P3"><text:span text:style-name="T12"><text:tab/>Затем результаты обоих методов объединяют, </text:span><text:span text:style-name="T20">оценивают и получают основные ключевые функции. Мобильная платформа хватает ручку. </text:span></text:p>
      <text:p text:style-name="P3"><text:span text:style-name="T20"><text:tab/>Камера расположена не на самом манипуляторе, а на платформе, используется </text:span><text:span text:style-name="T19">moveIt библиотека ROS для обхода препятствий и достижения ручки.</text:span></text:p>
      <text:p text:style-name="P3"><text:tab/>В [32] <text:s/>статье авторы рассматривают проблему обнаружения двери с разных точек зрения. С одной стороны, представлена полная методология, охватывающая хорошо установленные подходы, предлагающие критические преимущества в отношении сохранения ресурсов. Параллельно предлагаемая методология оценивается и проверяется как высокоточная и надежная в широком спектре тестовых объектов, а также в рабочих условиях. С другой стороны, соответствующее решение было перенесено и оценено в контексте известных встроенных систем, встречающихся на робототехнических платформах. </text:p>
      <text:p text:style-name="P3"><text:soft-page-break/><text:tab/>Описанный алгоритм рассчитан на уменьшение финансовых затрат на датчики. Алгоритм использует для распознавания двери простую вэб-камеру, а так же эффективно работает на системах с низкими ресурсами. В работе присутствует экспериментальная оценка интеграции и выполнения предлагаемого алгоритма в различных средах обработки, которые встречаются на современных роботизированных платформах. Соответствующая оценка подтвердила, что представленная методология остается высоконадежной даже в низкоуровневых аппаратных инфраструктурах, и наблюдается лишь небольшая деградация в частоте кадров, которая имеет нулевой эффект на точность идентификации и надежность.</text:p>
      <text:p text:style-name="P3"><text:tab/>В этой статье [18] представлен интерфейс GUI на основе RGBD-сенсора разработан и применяется к задачам открытия дверей, чтобы помочь извлечь необходимую 3D-информацию о дверях и ручках для успешной телеоперации робота людьми, без возможной потери робота в непригодной для человека среде. Выбранные параметры могут быть отправлены на подчиненный компьютер для планирования движения. Пользователи могут напрямую указывать желаемую целевую область, а программа GUI найдет соответствующие 3D-координаты. Ширина двери и длина рукоятки могут быть вычислены автоматически после выбора двух точек, представляющих начальную и конечную точки. <text:span text:style-name="T45">Авторы</text:span> также созда<text:span text:style-name="T45">ют</text:span> модуль регулировки ориентации для мобильной базы в случае, если направление, в котором находится робот, не перпендикулярно нормали плоскости двери. </text:p>
      <text:p text:style-name="P3"><text:tab/>С помощью графического интерфейса робота подводят к двери, дают рассмотреть ручку при помощи сенсора<text:tab/>Xtion с OpenNi2 моделью, затем передают картинку на сервер по TCP и используя OpenCV завершают обработку изображения, находят параметры, такие как ширина двери и длина дверной ручки, чтобы найти точку захвата, затем отправляют на компьютер для дальнейшего движения. Предлагаемый графический интерфейс и модуль тестируются на реальном роботе, и результаты показывают, что параметры можно извлечь и ориентацию робота можно легко отрегулировать. </text:p>
      <text:p text:style-name="P3"><text:tab/>В статье [20] представлен алгоритм, который подходит для портативных приложений реального времени, где требуется только одна цифровая камера и низкие вычислительные ресурсы. <text:span text:style-name="T45">Подход решает</text:span> проблем<text:span text:style-name="T45">ы</text:span>, возникающ<text:span text:style-name="T45">ие</text:span> при использовании визуального подхода для обнаружения двери. Методы обнаружения также должны обрабатывать изменения освещения и точек обзора, которые являются общими для изображений. Кроме того, он должен отличать двери от других внутренних компонентов, таких как окна и картины, которые могут вызывать ложные тревоги.</text:p>
      <text:p text:style-name="P3"><text:tab/>Это исследование фокусируется на визуальных методах обнаружения дверей. В нем представлен новый метод надежной и надежной идентификации двери, основанный на общих геометрических характеристиках четырехсторонних полигонов. Реализация и тестирование алгоритма выполняются с использованием MATLAB с большой библиотекой обработки изображений. Алгоритм был реализован и протестирован на разных условиях в разных средах. Он показал среднюю скорость обнаружения 83,6%.</text:p>
      <text:p text:style-name="P3"><text:soft-page-break/><text:tab/>Он показывает высокую точность изображений со степенью сложности простой или средней. <text:span text:style-name="T45">А</text:span>лгоритм не был предназначен для дифференциации между дверями и лифтами / дверными объектами. Кроме того, он показывает ложную скорость обнаружения приблизительно 25% тестового изображения. </text:p>
      <text:p text:style-name="P3"><text:tab/>Распознавание двери по краям и углам. Быстрый метод с высокой степенью надёжности для обычной камеры,может пригодится для устранения ложных срабатываний при сравнении результатов.</text:p>
      <text:p text:style-name="P3"><text:tab/><text:span text:style-name="T45">В статье </text:span><text:span text:style-name="T46">[</text:span><text:span text:style-name="T45">48</text:span><text:span text:style-name="T46">]</text:span><text:span text:style-name="T45"> п</text:span>редлагается двухмерная модель видения двери, состоящая из сегментов и линий. Количество обнаруженных деталей используется для определения возможности двери. Алгоритм использующийся в статье проверяется в базе данных дверей. Проверяются надежность и реальное время. Точность - 89,4%. Среднее время, затрачиваемое на обработку 640x320, составляет 44,73 мс.</text:p>
      <text:p text:style-name="P3"><text:tab/>Улучшается существующая четырехугольную и четырехгранную модель двери предложенная Xiaodong Yang. Улучшается показатель за счёт добавления к ней линии плинтуса. И кандидатура на дверь генерируется линейными сегментами. Используется алгоритм LSD, который быстро обнаруживает сегменты линий, метод позволяет преодолеть проблемы, связанные с тем, что линия или угол отсутствуют. </text:p>
      <text:p text:style-name="P3"><text:tab/>В работе <text:span text:style-name="T68">[28]</text:span> расписано, как предотвратить возникновение больших усилий из-за ошибок позиционирования или неточности моделирования робота или его среды, в частности параметров двери. Используется модульный и реконфигурируемый манипулятор для предотвращения возникновения больших усилий путем выбора некоторых соединений для работы в пассивном режиме. После захвата и поворота дверной ручки манипулятор предлагается держать в пассивном режиме. Используются всевозможные параметры, например параметры двери, чтобы построить безопасный путь для базы.</text:p>
      <text:p text:style-name="P3"><text:span text:style-name="T19"><text:tab/>Для обеспечения автономного открывания двери предлагается алгоритм оценки параметров двери в реальном времени на основе метода наименьших квадратов, а алгоритм планирования маршрута разрабатывать на основе кубических сплайн-функций Эрмита с учетом</text:span><text:span text:style-name="T22"> ограничений движения мобильного </text:span><text:span text:style-name="T19">робота</text:span><text:span text:style-name="T22">. </text:span><text:span text:style-name="T19">В работе так же п</text:span><text:span text:style-name="T22">редставлены результаты моделирования и эксперимента, показывающие эффективность предлагаемого подхода.</text:span></text:p>
      <text:p text:style-name="P3"><text:span text:style-name="T22"><text:tab/> </text:span><text:span text:style-name="T19">В </text:span><text:span text:style-name="T22">статье [49] применяется инструмент 0-DOF, обеспечивая свободн</text:span><text:span text:style-name="T19">ый</text:span><text:span text:style-name="T22"> захват. </text:span><text:span text:style-name="T19">И</text:span><text:span text:style-name="T22">нструмент, установленный на корпусе </text:span><text:span text:style-name="T19">шестиногого робота</text:span><text:span text:style-name="T22"> </text:span><text:span text:style-name="T19">6-DOF</text:span><text:span text:style-name="T22">, имеет достаточное количество DOF и рабочее пространство для работы. </text:span><text:span text:style-name="T19">П</text:span><text:span text:style-name="T22">редлагается метод для шестиногих роботов, чтобы открывать двери автономно, и реализован для робота с шестью параллельными ногами.</text:span></text:p>
      <text:p text:style-name="P3"><text:span text:style-name="T22"><text:tab/>Робот автономно идентифицирует свои позиционные отношения с дверью и ручкой в реальном времени на основе только силового зондирования, использует инструмент 0-DOF для работы, что позволяет использовать DOF и рабочее пространство робота. </text:span><text:span text:style-name="T19">Определяются</text:span><text:span text:style-name="T22"> системы </text:span><text:soft-page-break/><text:span text:style-name="T22">координат и строи</text:span><text:span text:style-name="T19">тся</text:span><text:span text:style-name="T22"> кинематическую модель робота</text:span><text:span text:style-name="T19">.</text:span><text:span text:style-name="T22"> </text:span><text:span text:style-name="T19">Содержит описание метода </text:span><text:span text:style-name="T22">измерения позиционной зависимости между роботом и дверью, в котором используется только датчик силы и инструмент для обнаружения и открытия двери. Предлагается метод планирования траектории в режиме реального времени для робота, открывающего дверь, который полностью основан на измерении силы в реальном времени. </text:span><text:span text:style-name="T19">Р</text:span><text:span text:style-name="T22">езультаты показывают, что этот метод эффективен и надежен при открытии дверей, </text:span><text:span text:style-name="T19">которые </text:span><text:span text:style-name="T22">шире </text:span><text:span text:style-name="T19">метровой модели робота</text:span><text:span text:style-name="T22"> в неизвестных средах.</text:span></text:p>
      <text:p text:style-name="P3"><text:span text:style-name="T19"><text:tab/>В статье [36] описывается возможность робота Minitaur открывать двери и подниматься по лестнице, хотя в теории используя только квазистатические манёвры робот не может открыть дверь, однако если робот подпрыгнет, коснётся ручки и потянет за неё - это возможно. В статье предлагается пересмотреть пригодность робота для выполнения заданного набора задач в заданной среде, показывая, что роботы часто способны выполнять задачи в человеческих масштабах с использованием динамических методов. В статье подробно прописаны методы открывания двери лёгким четырёхногим роботом с </text:span><text:span text:style-name="T22">2-DOF</text:span><text:span text:style-name="T19"> конечностями.</text:span></text:p>
      <text:p text:style-name="P3"><text:tab/>В статье <text:span text:style-name="T68">[11]</text:span> используется управление основанием на основе силы, вращающего момента с помощью шести осевого датчика силы, крутящего момента на базе основания, обеспечивающего соответствие подвижной базы, когда она входит в контакт с рукояткой.</text:p>
      <text:p text:style-name="P3"><text:tab/>В процессе захвата база медленно перемещается для достижения и регулировки позы. После того, как клешня крепко схватила ручку, мобильная база останется неподвижной. Предложен метод оценки неизвестных связанных с силой ограничений на основе измерений положения суставов манипулятора вместо датчиков силы, крутящего момента. Для отслеживания планируемой траектории для открытия двери разработана надёжная адаптивная стратегия управления. Мобильный манипулятор открывает реальную дверь с заблокированной защелкой и неизвестными связанными с силой ограничениями.</text:p>
      <text:p text:style-name="P3">Структура стратегии: </text:p>
      <text:list xml:id="list6352714577256361974" text:style-name="WW8Num4">
        <text:list-item>
          <text:list>
            <text:list-item>
              <text:list>
                <text:list-item>
                  <text:p text:style-name="P8">обнаружение и локализация дескриптора</text:p>
                </text:list-item>
                <text:list-item>
                  <text:p text:style-name="P8">управление ручкой при изучении модели кинематики</text:p>
                </text:list-item>
                <text:list-item>
                  <text:p text:style-name="P8">интеграция изученной модели в семантическую карту робота </text:p>
                </text:list-item>
                <text:list-item>
                  <text:p text:style-name="P8">повторное использование модели на будущее</text:p>
                </text:list-item>
              </text:list>
            </text:list-item>
          </text:list>
        </text:list-item>
      </text:list>
      <text:p text:style-name="P3"><text:tab/>Использовалась платформа PR2, подход был успешным в 51,9% из 104 маршрутов. Метод также рассматривает весь процесс открытия двери, включая поиск, прохождение в дверной проём, схватывание дверной ручки, поворот дверной ручки и открывание двери. Результаты показали, что метод, предложенный в статье, поможет избежать возникновения больших усилий в суставах.</text:p>
      <text:p text:style-name="P3"><text:tab/><text:span text:style-name="T46">В статье [7] описан подход в котором р</text:span>обот выполняет полное сканирование начальной комнаты. Затем робот должен найти дверь (открытую или закрытую), при необходимости открыть ее, <text:soft-page-break/>а затем пройти под дверной рамой, чтобы получить «переход» в следующую комнату.</text:p>
      <text:p text:style-name="P3"><text:tab/>Последовательные пары вертикальных линий на определенном расстоянии обнаруживаются в 2D-изображении сцены (с использованием детектора края CANNY). Затем линии пересчитываются в трехмерном пространстве с помощью алгоритма RANSAC. Если между каждой парой линий есть плоская поверхность, они распознают это как дверь. Обнаружение рукоятки осуществляется с помощью цветовой сегментации, исходя из предположения, что он имеет другой цвет, чем дверь.</text:p>
      <text:p text:style-name="P3"><text:tab/>Робот автономно осуществляет навигацию с помощью локальной системы позиционирования и модуля, который вычисляет координаты следующей лучшей позиции робота для нового сканирования, чтобы собрать как можно больше данных из видимых структурных элементов. Когда система считает, что комната полностью сканирована, запускается алгоритм обнаружения двери, чтобы робот мог обнаружить и получить доступ к любой другой комнате для сканирования.</text:p>
      <text:p text:style-name="P3"><text:tab/>Используется упрощенная семантическая 3D-модель структурных элементов и помеченное воксельное пространство, состоящее из вокселей 20 × 20 × 20 см, до того, как робот переместится в смежную комнату. Существенные части структурных элементов распознаются и доступны в мировой системе координат, и можно сфокусироваться на обнаружение двери в пределах данных, связанных с смоделированными стенками. Подход, предложенный в статье: </text:p>
      <text:list xml:id="list6017411833957217220" text:style-name="WW8Num5">
        <text:list-item>
          <text:list>
            <text:list-item>
              <text:list>
                <text:list-item>
                  <text:p text:style-name="P9">обеспечивает точный размер и позицию двери в 3D-системе координат мира</text:p>
                </text:list-item>
                <text:list-item>
                  <text:p text:style-name="P9">обеспечивает общее решение для открытых и закрытых дверей</text:p>
                </text:list-item>
                <text:list-item>
                  <text:p text:style-name="P9">может обрабатывать окклюзию</text:p>
                </text:list-item>
                <text:list-item>
                  <text:p text:style-name="P9">использует как трехмерную геометрию, так и цвет для более надежных детектирования и локализации. </text:p>
                </text:list-item>
              </text:list>
            </text:list-item>
          </text:list>
        </text:list-item>
      </text:list>
      <text:p text:style-name="P3"><text:tab/>Подход работает в сложных случаях, когда двери закрыты, спланированы к стене и имеют очень похожий цвет.</text:p>
      <text:p text:style-name="P3"><text:span text:style-name="T86"><text:tab/></text:span><text:span text:style-name="T62">Статья </text:span><text:span text:style-name="T72">[25] </text:span><text:span text:style-name="T62">продолжает исследования </text:span><text:span text:style-name="T72">[7]</text:span><text:span text:style-name="T62"> и</text:span><text:span text:style-name="T86"> объединяет как геометрическую, так и цветовую информацию, предоставляемые калиброванным набором 3D-лазерного сканера и цветной камеры. Обеспечивает надежную информацию о цвете посредством использования вспышки камеры для уменьшения цветовых вариаций, возникающих в результате неоднородных условий освещения, испытываемых в разных местах сканирования, обнаружение и исправление зеркальных бликов, которые часто возникают из-за использования вспышки камеры, оптимальное объединение информации о цвете путем оценки пригодности каждого места сканирования в отношении получения цвета любой части сцены. Представляет общее решение для открытых, полуоткрытых и закрытых дверей, обеспечивающих угол открытия, обеспечивает точный размер и позицию каждой двери в 3D мировой системе координат, устойчиво к помехам в помещении и возникающим окклюзии стен.</text:span></text:p>
      <text:p text:style-name="P3"><text:tab/>Обнаружение открытых дверей основано на обнаружении прямоугольных отверстий данных в <text:soft-page-break/>плоскостях стен, а обнаружение закрытых дверей основано на обнаружении фактической площади стены и последующей обработке прямоугольных областей, не соответствующих стене. </text:p>
      <text:p text:style-name="P3"><text:tab/>Такой подход по заключению авторов помогает обрабатывать окклюзию и использует как трехмерную геометрию, так и цвет для более надежных детектирования и локализации. Его надежность и производительность проверены экспериментально с использованием набора данных симулированных и реальных данных. Набор данных общедоступен для исследовательского сообщества. Данный подход работает в очень сложных случаях, когда двери закрыты, являются плоскими по отношению к стене и / или имеют очень похожий цвет.</text:p>
      <text:p text:style-name="P3"><text:span text:style-name="T44"><text:tab/>В статье [17] используется антропоморфный робот </text:span><text:span text:style-name="T43">CoMan </text:span><text:span text:style-name="T51">для задачи открывания двери, </text:span><text:span text:style-name="T21">используется только верхняя часть тела робота</text:span><text:span text:style-name="T22">, включая </text:span><text:span text:style-name="T19">две руки</text:span><text:span text:style-name="T22"> и талию, в то время как несколько подзадач выполняются в </text:span><text:span text:style-name="T19">мировом</text:span><text:span text:style-name="T22"> пространстве на основе приоритета задачи. Для обеспечения стабильного взаимодействия во время задачи децентрализованный совместный <text:s/>контроль </text:span><text:span text:style-name="T19">полного сопротивления </text:span><text:span text:style-name="T22">осуществляется во всех суставах. </text:span><text:span text:style-name="T19">Предлагается новый подход,</text:span><text:span text:style-name="T22"> включающий оптимизацию повторного использования, чтобы достичь поведения, которое позволяет CoMan естественным образом адаптироваться к геометрическим ограничениям, возникающим при открытии двери. </text:span><text:span text:style-name="T19">Так же п</text:span><text:span text:style-name="T22">редлагается совместная схема модуляции жесткости для </text:span><text:span text:style-name="T19">робота</text:span><text:span text:style-name="T22">, чтобы надежно и безопасно взаимодействовать с дверью, включая контроллер </text:span><text:span text:style-name="T19">полного сопротивления</text:span><text:span text:style-name="T22"> совместного уровня и локальную оптимизацию для работы в реальном времени. </text:span><text:span text:style-name="T19">Но с учётом всех работ, самостоятельно без контроля робот безопасно открыть дверь не в состоянии.</text:span></text:p>
      <text:p text:style-name="P3"><text:span text:style-name="T22"><text:tab/></text:span><text:span text:style-name="T19">В статье </text:span><text:span text:style-name="T22">[23] </text:span><text:span text:style-name="T19">рассматриваются : </text:span><text:span text:style-name="T22">обнаружения двери, ходьбы до двери, открытия двери и ходьбы через дверь</text:span><text:span text:style-name="T19">,</text:span><text:span text:style-name="T22"> вместе с подходами, используемыми для восприятия и планирования движения </text:span><text:span text:style-name="T19">для робота Atlas.</text:span></text:p>
      <text:p text:style-name="P3"><text:span text:style-name="T45"><text:tab/>П</text:span>редлагаем<text:span text:style-name="T45">ый метод</text:span> учитывает обнаружение двери в наружной неструктурированной среде и планирование движения. </text:p>
      <text:p text:style-name="P3"><text:span text:style-name="T45"><text:tab/>Представлен </text:span>полуавтономный подход для выполнения <text:span text:style-name="T45">задачи</text:span> <text:span text:style-name="T45">открывания двери и преодоления порога</text:span>. Задача надежно выполнена в широком диапазоне неструктурированных сред. <text:span text:style-name="T45">Описаны алгоритмы </text:span>планирования восприятия и планирования, показывающи<text:span text:style-name="T45">е</text:span>, что полуавтономный<text:span text:style-name="T45"> подход</text:span> хорошо работает при решении роботизированных задач на практике. <text:tab/><text:span text:style-name="T45">Одно из главных качеств статьи, в том что было</text:span> использовала планирование движения <text:span text:style-name="T45">для робота</text:span> Atlas, <text:s/>чтобы открыть дверь. <text:span text:style-name="T45">Представленная стратегия уступает в скорости вычислений</text:span> планирования движения, <text:span text:style-name="T45">но</text:span> гораздо <text:span text:style-name="T45">надежнее</text:span> <text:span text:style-name="T45">решает проблему открывания </text:span>двери.</text:p>
      <text:p text:style-name="P3"><text:tab/>Показаны результаты лабораторных испытаний и финалов ДРК. Подход, представленный в этой статье, может быть расширен до широкого диапазона типов дверей и конфигураций.</text:p>
      <text:p text:style-name="P3"><text:span text:style-name="T45"><text:tab/>Решение в статье </text:span><text:span text:style-name="T69">[5]</text:span><text:span text:style-name="T45"> использует</text:span> распределенную и асинхронную версию поиска ориентированной политики для демонстрации коллективной политики в рамках задачи открытия <text:soft-page-break/>двери с помощью четырех роботов. Описывается<text:span text:style-name="T45">,</text:span> как обучение политикам и сбор данных могут проводиться параллельно между несколькими роботами, а также <text:span text:style-name="T45">представлена</text:span> детальная эмпирическая оценка <text:span text:style-name="T45">для описанного решения</text:span>. </text:p>
      <text:p text:style-name="P3"><text:span text:style-name="T45"><text:tab/>Как показывают </text:span>результаты, распределенное обучение значительно улучшает время обучения, <text:span text:style-name="T45">а</text:span> параллелизация обучения в области политики и сбора данных существенно улучшает использование. <text:span text:style-name="T45">Таким образом демонстрируя</text:span>, что <text:span text:style-name="T45">можно</text:span> добиться существенного обобщения <text:span text:style-name="T45">для проблемы открывания двери</text:span> в реальном мире.</text:p>
      <text:p text:style-name="P3"><text:tab/><text:span text:style-name="T45">Н</text:span>есколько роботов одновременно <text:span text:style-name="T45">практикуются в открывании двери в разных условиях</text:span> и совместно обучают единую политику, параметры которой поддерживаются централизованно сервером параметров, <text:span text:style-name="T45">при этом </text:span>каждый робот продолжает оптимизировать свою собственную локальную политику, в то время как одна глобальная политика обучается из буфера ранее накопленного опыта.</text:p>
      <text:p text:style-name="P3"><text:tab/><text:span text:style-name="T45">В статье представлен </text:span>алгоритм и систем<text:span text:style-name="T45">а</text:span> обучения, а также эмпирическое исследование, которое оценивает коллективное обучение роботов.</text:p>
      <text:p text:style-name="P3"><text:tab/><text:span text:style-name="T45">Оцениваются </text:span>Во-первых, сбор данных и обучение политикам, сколько из улучшения производительности мы можем получить за стандартное последовательное обучение и насколько эффективность выборки мы теряем из-за асинхронности? Во-вторых, можем этот подход <text:span text:style-name="T45">использоваться</text:span> для изучения сложного навыка реального мира с нетривиальной степенью обобщения? </text:p>
      <text:p text:style-name="P3"><text:tab/><text:span text:style-name="T45">По словам автора, </text:span>работа является первой для решения обоих вопросов в контексте изучения политики глубоких нейронных сетей на реальных роботах. </text:p>
      <text:p text:style-name="P3"><text:span text:style-name="T45"><text:tab/>С</text:span>истема обеспечивает лучшее обобщение, использование и время обучения, чем единственная альтернатива роботу. <text:span text:style-name="T45">О</text:span>ценка показывает, что параллелизм и асинхронность существенно сокращают общий объем времени обучения, необходимого для изучения эффективных политик, демонстрируя, чт<text:span text:style-name="T45">о</text:span> асинхронный параллельный метод поиска политик - это масштабируемое и привлекательное движение для обучения коллективным роботам в реальном мире.</text:p>
      <text:p text:style-name="P3"><text:tab/><text:span text:style-name="T45">В статье </text:span><text:span text:style-name="T69">[21]</text:span><text:span text:style-name="T45"> описано как т</text:span>рехмерное сканирование с высоким разрешением может улучшить производительность обнаружения объекта и открытия двери в захламленных домах и рабочих местах. <text:span text:style-name="T45">В статье рассматривается проблема поиска класса объекта</text:span> в загроможденной среде. Эта проблема является <text:span text:style-name="T45">сложной</text:span>, когда системе предоставляется только визуальная информация, <text:span text:style-name="T45">а</text:span> изменения фона, освещения, структуры <text:span text:style-name="T45">обстановки</text:span> и объектной ориентации усугубляют уже сложную проблему. </text:p>
      <text:p text:style-name="P3"><text:span text:style-name="T45"><text:tab/>Демонстрируется</text:span>, что усовершенствование современных технологий компьютерного зрения с 3D-информацией с высоким разрешением приводит к более высокой точности и запоминанию, чем в настоящее время достижимо только в рамках одной модальности.</text:p>
      <text:p text:style-name="P3"><text:soft-page-break/><text:tab/>И<text:span text:style-name="T45">нтересен второй аспект статьи: открывание двери включающее в себя</text:span> планирование траектории манипулятора. Трехмерная информация с высоким разрешением помогает гарантировать, что планировщик траекторий удерживает манипулятор от двери, все еще контактируя с дверной ручкой. </text:p>
      <text:p text:style-name="P3"><text:tab/>Для открытия двери необходимо манипулировать дверной ручкой, не сталкиваясь с дверью. Операция не допускает больше, чем сантиметр или два ошибки позиционирования, поскольку конечный эффектор постоянно находится в непосредственной близости от двери. <text:tab/></text:p>
      <text:p text:style-name="P3"><text:span text:style-name="T45"><text:tab/>С</text:span>истема использует ручную аннотированную карту, которая знаменует расположение дверей. Если робот должен пройти через один из отмеченных дверных проемов, он использует лазерный сканер на основе триангуляции, описанный в этой статье, для сканирования двери. Из этого сканирования он использует классификатор, обученный на сотнях дверных ручек, чтобы локализовать ручку и классифицировать дверь как правую или левую. Затем робот перемещается в пределах досягаемости манипулятора дверной ручки, планирует путь к краю ручки и нажимает на ручку, чтобы разблокировать ее. </text:p>
      <text:p text:style-name="P3"><text:tab/>Точечные облака с высоким разрешением помогают планировать пути манипулирования без конфликтов с дверной ручкой. Некоторые методы восприятия эффективно «пропускают» карту глубины как часть процесса восприятия. Напротив, активный процесс триангуляции не сглаживает разрывы глубины, такие как между дверной ручкой и дверью сразу за ней. В результате ручка двери резко выделяется в 3D-данных, что облегчает планирование и распознавание пути.</text:p>
      <text:p text:style-name="P3"><text:span text:style-name="T45"><text:tab/>Как показывают эксперименты - в</text:span>ключение высококачественной трехмерной информации в схему восприятия мобильного манипулятора может повысить ее надежность при работе в загроможденной среде, <text:span text:style-name="T45">а так же</text:span> мо<text:span text:style-name="T45">жет</text:span> помочь в планировании движения, точно определяя непосредственную близость робота. </text:p>
      <text:p text:style-name="P3"><text:tab/>В статье [43] описана автономная роботизированная система, способня осуществлять навигацию через офисную среду, открывать двери по пути и подключаться к электрическим розеткам для подзарядки при необходимости. Робот надежно выполняет эти задачи, не требуя каких-либо изменений в среде. Представлены надежные алгоритмы обнаружения дверей, дверных ручек и розеток, сочетающих датчики зрения и лазерные датчики. </text:p>
      <text:p text:style-name="P3"><text:tab/>Авторы показывают, как преодолеть неизбежный недостаток восприятия, интегрируя совместимый контроль в манипуляционные движения. А так же представляют визуально-разностный подход к высоконадежной подключаемой вставке, которая позволяет избежать необходимости высокоточной калибровки вручную. надежность и эффективность системы были подтверждены экспериментами. </text:p>
      <text:p text:style-name="P3">Вклад работы:</text:p>
      <text:p text:style-name="P3"><text:soft-page-break/><text:tab/>1) демонстрация интегрированной системы мобильной манипуляции, которая может надежно находить дверные проемы, вводить комнаты и вставлять их в стандартные разъемы в неизмененных помещениях;</text:p>
      <text:p text:style-name="P3"><text:tab/>2) алгоритмы восприятия, сочетающие датчики зрения и лазерные датчики для надежного обнаружения дверей, дверных ручек и электрических пробок и гнезд;</text:p>
      <text:p text:style-name="P3"><text:tab/>3) интеграция совместимого управления в стратегии движения для упрощения задач манипуляции и преодоления недостатков восприятия; а также</text:p>
      <text:p text:style-name="P3"><text:tab/>4) визуальный разностный подход к высокоточной вставке штепселя, без необходимости высокоточной калибровки вручную.</text:p>
      <text:p text:style-name="P5"><text:span text:style-name="T23"><text:tab/>Описанное в этой статье можно воспроизвести в симуляции с использованием ROS и Gazebo, симулятора с открытым исходным кодом для нескольких роботов, доступно на </text:span><text:a xlink:type="simple" xlink:href="http://pr.willowgarage.com/wiki/doors_and_plugs" text:style-name="Internet_20_link" text:visited-style-name="Visited_20_Internet_20_Link"><text:span text:style-name="Internet_20_link"><text:span text:style-name="T23">http://pr.willowgarage.com/wiki/doors_and_plugs</text:span></text:span></text:a><text:span text:style-name="T23">.</text:span></text:p>
      <text:p text:style-name="P3"><text:tab/>В статье [22] представлен метод разблокирования двери м использованием робота. Блокировка отпечатков пальцев не может эффективно работать в случае вырезания пальца или десквамации. Кроме того, структура электронных замков отличается от большинства деревянных дверей и дверей безопасности, а также слишком трудоемкая работа по изменению существующих конструкций. В этой статье представлен метод открытия двери мобильным роботом. Робот получает беспроводные команды и читает изображение с фиксированной камеры, чтобы захватить фотографию посетителя. После этого он делает визуальное планирование на основе сервопривода после проверки посетителя, затем переходит от определенного места к двери и открывает её. </text:p>
      <text:p text:style-name="P3"><text:tab/>Мобильный робот состоит из фиксированного основания 4 степеней свободы манипулятора и камеры. В статье основное внимание уделяется извлечению рабочего пространства робота, планированию пути, распознаванию лиц, позиционированию замков и управлению роботизированным движением. Статья отделяет камеру и робота от получения глобального изображения земли, чтобы извлечь площадь пола, чтобы избежать препятствий и планирования пути.</text:p>
      <text:p text:style-name="P3"><text:tab/>Кроме того, в статье также обсуждается расположение ручки, обратная кинематика управления манипулятором для открывания двери. Экспериментальная платформа состоит из робота MT-AR и манипулятора MT-ARM, ЛК, ПК, трех камер и беспроводного маршрутизатора.</text:p>
      <text:p text:style-name="P3"><text:tab/>Робот разблокирывает дверь изнутри и поворачивая ручку, открывает дверь. Вместо блокиратора - маркер красного квадрата. </text:p>
      <text:p text:style-name="P3"><text:tab/>Принимая во внимание, что люди часто возвращаются домой или в офис без ключей, предлагаемый метод открытия двери мобильным роботом в помещении удобен и значим. Все посетители должны сделать это, чтобы нажать кнопку на двери, чтобы отправить беспроводную команду чтобы робот внутри открыл дверь.</text:p>
      <text:p text:style-name="P3"><text:soft-page-break/><text:tab/>Следует отметить, что точность распознавания лиц не на 100%, как дальнейшая идентификация посетителей после их входа в комнату по-прежнему является проблемой. Кроме того, из-за влияния света стабильность системы все еще необходима для изучения и улучшения.</text:p>
      <text:p text:style-name="P3"><text:tab/>Аппаратной платформой использующейся авторами статьи [50] является DRC-HUBO, переработанная модель робота HUBO2 + humanoid, разработанная KAIST и Rainbow, Inc. Система описанная в статье позволила трём операторам координировать робота с 32 степенями свободы для множества сложных задач мобильной манипуляции используя единый унифицированный подход. </text:p>
      <text:p text:style-name="P3"><text:tab/>В статье задокументирована система общего назначения, предназначенную для решения трех событий: удаление мусора, открытие двери и разрушение стены. Высокоуровневый подход частично обеспечивает общность, сводя к минимуму объем знаний, специфичных для задачи, встроенных в систему, и позволяет операторам координировать поведение на высоком уровне посредством интерполяции между ключевыми позами робота, который учитывает ограничения баланса и позы. Так же в статье есть описание аппаратного и программного обеспечения системы</text:p>
      <text:p text:style-name="P3"><text:tab/>Цель заключалась в создании универсальной системы телеоперации робота-гуманоида DRC-HUBO для решения трех событий испытаний DRC, которые требовали сложных возможностей мобильной манипуляции. Несмотря на то, что конкретная реализация, демонстрировала некоторые технические ограничения, ни одна из проблем, не связана с основным подходом. </text:p>
      <text:p text:style-name="P3"><text:tab/>Возможно, самым большим минусом для данного подхода было то, что даже самы сложный планировщик манипуляций сможет показать себя, если робот не может надежно дойти до места назначения. </text:p>
      <text:p text:style-name="P3"><text:tab/>В документе [34] представлено исследование характеристик глубинной камеры Microsoft Kinect для обнаружения двери в помещении. Изображения с камеры глубины захватываются и используются в качестве инструмента для обнаружения дверей. Алгоритм обнаружения двери был разработан с использованием MATLAB. Для проверки эффективности алгоритма использовался автономный летающий робот, такой как quadcopter. Разработанный алгоритм лучше всего выполнять на расстоянии 3,5 метра. В работе авторы фокусируются только на изображениях глубины. </text:p>
      <text:p text:style-name="P3"><text:tab/>Беспилотные летательные аппараты (БПЛА) столкнуться с серьезными осложнениями при планировании маршрута при навигации в помещении. Это особенно верно для обнаружения двери, что является ключевым шагом для навигации. Двери являются одним из наиболее распространенных ориентиров. Методы обнаружения внутренних дверей можно разделить на невизуальные и визуальные методы.</text:p>
      <text:p text:style-name="P3"><text:tab/>Другие рассмотренные авторами методы либо не эффективны, либо приводят к высокой стоимости БПЛА, либо срабатывают на шкафах, либо находят только закрытые двери, либо чувствительны к световым характеристикам.</text:p>
      <text:p text:style-name="P3"><text:soft-page-break/><text:tab/>Поэтому авторы решили использовать Microsoft Kinect - датчик низкой стоимости, который является привлекательной альтернативой дорогим лазерным сканерам в широких областях применения, таких как обнаружение 3D-объектов внутри помещений. Большинство систем обработки изображений основаны только на цветовых каналах. Датчик Kinect, одновременно фиксирует глубину и цветные изображения. Авторы утверждают, что датчик имеет некоторые ограничения, которые дают не лучший результат для наземных роботов, но в отличие от наземных роботов, БПЛА могут летать на любой высоте в пространстве. Таким образом, предел датчика глубины Kinect может быть преодолен.</text:p>
      <text:p text:style-name="P3"><text:tab/>Бывают случаи, когда робот должен открыть запертую дверь ключом. Проблема возникает, когда робот пытается вставить ключ в замочную скважину; он должен знать местоположение и направление замочной скважины. </text:p>
      <text:p text:style-name="P3"><text:tab/>В статье [19] разработана процедура решения этой проблемы. Процесс обнаружения имеет среднюю точность 89%. Направление замочной скважины вычисляется двумя разными способами. Мы сравнили и проанализировали эти два метода, и результат показывает, что расчетная доминантная прямая имеет постоянную погрешность около одной степени.</text:p>
      <text:p text:style-name="P3"><text:tab/>Теперь проблема в том, что, если дверь закрыта, более того, что, если дверь заблокирована и может быть разблокирована только ключом. Это нетривиально и важно для роботов, работающих в помещении, чтобы иметь возможность открывать запертые двери.</text:p>
      <text:p text:style-name="P3"><text:tab/>Большинство исследований, которые справляются с двумя последними проблемами, избегают обстоятельств блокировки двери. Они предполагают, что дверь может быть открыта манипулятором при возможном планировании движения. В этой статье мы сосредоточимся на разблокировке двери.</text:p>
      <text:p text:style-name="P3">мы фокусируемся на решении первой задачи обнаружения, локализации и выделения параметров.</text:p>
      <text:p text:style-name="P3"><text:tab/>(a) обнаружение и локализация замочной скважины, <text:s/></text:p>
      <text:p text:style-name="P3"><text:tab/>(b) Расчет направления замочной скважины. </text:p>
      <text:p text:style-name="P3"><text:tab/>Это достигается за счет использования методов обнаружения в компьютерном зрении. В частности, мы используем гистограмму ориентированного градиента (HOG) в качестве функций для представления замочной скважины, Vector Vector Machine в качестве классификаторов, чтобы отличить область замочной скважины от области без замораживания, детектор скользящего окна, чтобы локализовать замочную скважину в цветном изображении. </text:p>
      <text:p text:style-name="P3"><text:tab/>Направление замочной скважины рассчитывается с использованием двух разных методов: метода на основе СПС и метода на основе спектра. Два метода сравниваются и анализируются, и мы обнаружили, что метод, основанный на спектре, имеет постоянную погрешность около 1 °.</text:p>
      <text:p text:style-name="P3"><text:span text:style-name="T57"><text:tab/>В статье </text:span><text:span text:style-name="T71">[10] </text:span><text:span text:style-name="T57">решается проблема построения обратной кинематики для задачи захвата. Планировщик движения</text:span><text:span text:style-name="T78"> робота, используемого в задачах манипуляции, требующих захвата объекта с </text:span><text:soft-page-break/><text:span text:style-name="T78">помощью многопальцевого захвата и взаимодействия с окружающей средой. </text:span><text:span text:style-name="T58">Планировщик</text:span><text:span text:style-name="T78"> предполагает, что робот представлен как воплощенный агент, состоящий из реальных и виртуальных эффекторов и рецепторов и подсистемы управления. <text:s/></text:span></text:p>
      <text:p text:style-name="P3"><text:tab/>В статье <text:span text:style-name="T45">так же </text:span>представлена структура воплощенного агента, способная планировать и выполнять задачу. Основным вкладом этой статьи является процедура планирования захвата, которая учитывает задание, заданное как последовательность желаемых поз <text:span text:style-name="T45">манипулятора</text:span> и ожидаемых внешних <text:span text:style-name="T45">воздействий</text:span>, действующих на объект во время выполнения задачи.</text:p>
      <text:p text:style-name="P3">Выбирается наиболее подходящее схватывание для задачи <text:span text:style-name="T45">обратной кинематики</text:span>, то есть та, которая имеет наилучшую возможность противостоять ожидаемым <text:span text:style-name="T45">препятствиям и воздействиям</text:span>.</text:p>
      <text:p text:style-name="P3"><text:tab/>Вычисление движения, которое позволяет мобильному манипулятору открыть дверь, является сложной задачей, поскольку требует жесткой координации между движениями руки и основанием. С другой стороны, жесткое кодирование движения является неосуществимым, поскольку двери сильно различаются по своим размерам и типам.</text:p>
      <text:p text:style-name="P3"><text:tab/>В статье мы <text:span text:style-name="T68">[</text:span><text:span text:style-name="T45">29</text:span><text:span text:style-name="T46">]</text:span> покажем, как преодолеть проблемы планирования <text:span text:style-name="T45">связанные с размерами двери путем </text:span>определения графического представления, которое достаточно <text:span text:style-name="T45">недостаточно информативно</text:span> для эффективного планирования, но достаточно, чтобы содержать возможные движения, открывающие двери. <text:span text:style-name="T45">Авторы используют методы планирования</text:span> движения на основе графа, <text:span text:style-name="T45">что</text:span> позволяет последовательно обрабатывать широкий диапазон условий, при которых двери должны быть открыты. <text:span text:style-name="T45">Подход демонстрируется на</text:span> робот<text:span text:style-name="T45">е</text:span> PR2 <text:span text:style-name="T45">с 7 </text:span><text:span text:style-name="T46">DOF</text:span>. <text:span text:style-name="T45">В результате исследований р</text:span>оботу удалось открыть различные двери, как потянув, так и нажав <text:span text:style-name="T45">на ручку</text:span>. В статье <text:span text:style-name="T45">авторы концентрируются на</text:span> решении проблемы вычисления скоординированного движения <text:span text:style-name="T45">манипулятора</text:span> <text:span text:style-name="T45">и базы</text:span>.</text:p>
      <text:p text:style-name="P3"><text:tab/>Вклад этой статьи состоит в том, что она предлагает новое графическое представление этой проблемы планирования. Это представление предлагает ряд преимуществ. Во-первых, его можно использовать для представления широкого диапазона сред с произвольными препятствиями и различными типами дверей и размерами. Во-вторых, представление кодирует неголономные ограничения базы и позволяет нам находить возможные движения рук, которые соответствуют планам, сгенерированным с использованием этого представления. Наконец, будучи графическим представлением, он может воспользоваться широким исследованием планирования эвристического поиска и, в частности, в любое время и инкрементных поисков, подходящих для планирования и перепланирования. </text:p>
      <text:p text:style-name="P3"><text:tab/>Всегда до этого основание оставалось неподвижным во время открытия двери. Этот конкретный подход невозможен с помощью роботизированной платформы, которую мы используем в наших экспериментах, поскольку рабочее пространство руки перед роботом недостаточно для открытия дверей из статического положения перед дверью. </text:p>
      <text:p text:style-name="P3"><text:soft-page-break/><text:tab/><text:span text:style-name="T46">Данный</text:span> подход может открывать двери последовательно, как путем вытягивания, так и отталкивания дверей с помощью мобильного манипулятора. <text:span text:style-name="T45">Он распознаёт</text:span> препятствия, создавая представление об окружающей среде в реальном времени. Система учитывает столкновения между базой робота и дверью. Он также планирует ограниченный путь для базы, чтобы предотвратить столкновения с препятствиями в окружающей среде (включая стены). Ограничение, наложенное на основание, гарантирует, что дверная ручка всегда находится в пределах доступного рабочего пространства руки. Кроме того, мы смогли использовать скоординированное движение нашей базы и оружия для создания плавных движений для открытия дверей.</text:p>
      <text:p text:style-name="P3"><text:tab/>В статье <text:span text:style-name="T68">[</text:span><text:span text:style-name="T45">3</text:span><text:span text:style-name="T46">]</text:span> представл<text:span text:style-name="T46">ен</text:span> набор поведений, которые позволяют мобильному манипулятору надежно открывать различные двери и проезжать дверные проемы с помощью пальцев, чувствительных к силе, и лазерного дальномера. <text:span text:style-name="T45">П</text:span>ользователю нужно коротко осветить ручку двери с помощью зеленой лазерной указки, после чего робот самостоятельно найдет дверную ручку, найдет манипулируемый конец дверной ручки, <text:span text:style-name="T45">повернёт</text:span> ручку двери и <text:span text:style-name="T45">оттолкнет</text:span> дверь <text:span text:style-name="T45">и пересечёт </text:span>дверной проем. </text:p>
      <text:p text:style-name="P3"><text:span text:style-name="T45"><text:tab/>Был проверен </text:span>робот в 30 испытаниях с 6 различными дверями от первоначальной позиции на расстоянии 1,6 метра от дверной ручки. Для 24 испытаний с разблокированными дверями робот успешно выполнил всю задачу в 21 испытании (87,5% успеха). В 6 испытаниях с закрытыми дверями робот успешно обнаружил, что дверь была заблокирована во всех 6 испытаниях (100% -ный шанс успеха). Для всех 30 испытаний робот остановился безопасным образом, не требуя вмешательства человека после обнаружения неудачи или успеха в задаче. </text:p>
      <text:p text:style-name="P3"><text:tab/>Этот документ вносит два основных вклада. Во-первых, он обращается к полной задаче открытия <text:span text:style-name="T45">двери. Во</text:span>-вторых, робот использует сенсорную обратную связь для постоянного мониторинга связанных с задачей аспектов мира и реагирования на общие формы изменения задачи. </text:p>
      <text:p text:style-name="P3"><text:tab/>Робот <text:span text:style-name="T45">действует</text:span>, <text:span text:style-name="T45">в зависимости от полученных данных, чтобы использовать</text:span> с различными размерами и направлениями <text:span text:style-name="T45">поворота</text:span>. В то же время он игнорирует многие нерелевантные функции о дверях, такие как цвет или детали геометрии ручек, что позволяет роботу открывать различные двери без дополнительного программирования или обучения.</text:p>
      <text:p text:style-name="P3"><text:tab/>В документе <text:span text:style-name="T46">[</text:span><text:span text:style-name="T70">42]</text:span> рассматривается задача автономного манипулирования сервисным роботом в сосуществовании человека. <text:span text:style-name="T45">Автор</text:span> фокусируемся на проблеме открытия двери. </text:p>
      <text:p text:style-name="P3"><text:tab/>В этой статье рассматривается назначение роли каждой подсистемы, которая зависит от физических характеристик. Использовать силы контакта с пальцем, чтобы оценить внешнюю силу от дверной ручки, вместо использования дополнительного дорогостоящего датчика силы на запястье. <text:span text:style-name="T45">С</text:span>хема управления открытием двери предлагает оригинальные вклады в отношении предыдущих исследований. Вместо использования датчика силы запястья, мы используем информацию от датчика контактирующей силы пальца многозарядной роботизированной руки. Кроме того, на основе схемы <text:soft-page-break/>активного зондирования разработана интегрированная стратегия оценки кинематических параметров. </text:p>
      <text:p text:style-name="P3"><text:tab/>Установлена механическая конструкция руки с тремя пальцами робота, и рука используется как полезный <text:span text:style-name="T45">концевой инструмент </text:span>для открытия двери. Интегрированная стратегия координации движения была представлена на основе исследования каждого роботизированного компонента. Был предложен практический контроль открытия двери, и полезность была проверена в ходе эксперимента. Управление силой и положением было успешно выполнено с помощью силы контакта многозарядной роботизированной руки вместо использования датчика силы запястья. Для преодоления различных неопределенностей в реальной среде были предложены две схемы активного зондирования, которые были экспериментально подтверждены.</text:p>
      <text:p text:style-name="P3"><text:span text:style-name="T67"><text:tab/>В статье [24] </text:span><text:span text:style-name="T47">авторы</text:span><text:span text:style-name="T67"> предлаг</text:span><text:span text:style-name="T47">ют</text:span><text:span text:style-name="T67"> быстрый метод обнаружения дверей в </text:span><text:span text:style-name="T48">пространстве для </text:span><text:span text:style-name="T47">выявления</text:span><text:span text:style-name="T67"> препятстви</text:span><text:span text:style-name="T47">й</text:span><text:span text:style-name="T67">, </text:span><text:span text:style-name="T47">определения</text:span><text:span text:style-name="T67"> их местоположения, их геометрически</text:span><text:span text:style-name="T47">х</text:span><text:span text:style-name="T67"> параметр</text:span><text:span text:style-name="T47">ов</text:span><text:span text:style-name="T67"> и </text:span><text:span text:style-name="T47">представления</text:span><text:span text:style-name="T67"> их с использованием методов слухового или тактильного отображения. </text:span><text:span text:style-name="T47">В статье метод используется</text:span><text:span text:style-name="T67"> </text:span><text:span text:style-name="T47">для определения </text:span><text:span text:style-name="T67">расположени</text:span><text:span text:style-name="T47">я</text:span><text:span text:style-name="T67"> как </text:span><text:span text:style-name="T47">двери</text:span><text:span text:style-name="T67">, так и е</text:span><text:span text:style-name="T47">е</text:span><text:span text:style-name="T67"> </text:span><text:span text:style-name="T47">ручки для обнаружения двери.</text:span><text:span text:style-name="T67"> </text:span></text:p>
      <text:p text:style-name="P3"><text:tab/>Предлагаемый метод позволяет обнаруживать двери в предопределенных диапазонах ширины и высоты. Он основан на карте глубины, и ее эффективность сильно зависит от точности оценки уравнения земной плоскости. </text:p>
      <text:p text:style-name="P3"><text:span text:style-name="T85"><text:tab/>Высокая эффективность метода обнаружения двери была проверена на реальных </text:span><text:span text:style-name="T61">снимках двери</text:span><text:span text:style-name="T85">, полученных слепым человеком с использованием нашей системы. В то время как чувствительность детектирования двери составляет 64%, </text:span><text:span text:style-name="T75">положительные значения прогноза составляют 84%, т. Е. Как только система информирует пользователя о том, что дверь обнаружена для 84 из 100 случаев, это фактически дверь.</text:span></text:p>
      <text:p text:style-name="P3"><text:span text:style-name="T45"><text:tab/>Авторы статьи </text:span><text:span text:style-name="T69">[12]</text:span> <text:span text:style-name="T45">представили</text:span> новый алгоритм, используемый для идентификации состояний дверей автономно и без каких-либо предшествующих сведений о <text:span text:style-name="T45">форме</text:span> двери, цвете и текстуре или о местоположении робота. <text:span text:style-name="T45">Другие</text:span> работы основаны на использовании датчиков для обнаружения полностью открытых или закрытых дверей, но они не рассматривают частично открытые двери и не дают оценки того, подходит ли отверстие двери для пересечения.</text:p>
      <text:p text:style-name="P3"><text:span text:style-name="T59"><text:tab/>Представленный в статье п</text:span><text:span text:style-name="T75">одход не накладывает ограничений на </text:span><text:span text:style-name="T59">просвет</text:span><text:span text:style-name="T75"> двер</text:span><text:span text:style-name="T59">ного проёма</text:span><text:span text:style-name="T75"> и позволяет </text:span><text:span text:style-name="T85">роботу идентифицировать двери в любом состоянии, начиная от полностью открытого, широко открытого и слегка открытого до закрытого с использованием визуальной информации. </text:span></text:p>
      <text:p text:style-name="P3"><text:tab/>В этом предлагаемом решении робот также может судить, подходит ли отверстие двери для <text:span text:style-name="T45">прохождения,</text:span> и безопасно <text:span text:style-name="T45">пересекать</text:span> <text:span text:style-name="T45">дверной проём</text:span> в неизвестной среде. <text:span text:style-name="T45">Алгоритм направлен на решение следующих задач:</text:span></text:p>
      <text:p text:style-name="P3"><text:tab/>• Обнаруживает наличие дверей;</text:p>
      <text:p text:style-name="P3"><text:tab/>• <text:span text:style-name="T45">Распознаёт</text:span> состояние двери;</text:p>
      <text:p text:style-name="P3"><text:soft-page-break/><text:tab/>• <text:span text:style-name="T45">Р</text:span>ешает, открывается ли дверь влево или вправо, если длина <text:span text:style-name="T45">просвета</text:span> двери подходит для пересечения и;</text:p>
      <text:p text:style-name="P3"><text:tab/>• Проезжает через дверь.</text:p>
      <text:p text:style-name="P3"><text:span text:style-name="T61"><text:tab/>В ходе экспериментов робот</text:span><text:span text:style-name="T85"> успешно идентифицирует любые состояния дверей, различая полностью открытые, широко открытые, слегка открытые и закрытые двери. </text:span><text:span text:style-name="T61">В </text:span><text:span text:style-name="T85">реальном времени </text:span><text:span text:style-name="T61">подход </text:span><text:span text:style-name="T85">показал многообещающие результаты, которые демонстрируют успешное </text:span><text:span text:style-name="T75">применение алгоритма.</text:span></text:p>
      <text:p text:style-name="P3"><text:span text:style-name="T45"><text:tab/>В статье </text:span><text:span text:style-name="T69">[47] </text:span><text:span text:style-name="T45">предлагается</text:span> алгоритм обнаружения двери, основанный на <text:span text:style-name="T45">компьютерном зрении</text:span>, который обеспечивает <text:span text:style-name="T45">точность обнаружения</text:span> используя различные функции, в том числе цвет, текстуру и краю интенсивности. </text:p>
      <text:p text:style-name="P3"><text:span text:style-name="T45"><text:tab/>Авторы </text:span><text:s/><text:span text:style-name="T45">вводят</text:span> две новые геометрические особенности, которые значительно повышают производительность: вогнутость и профиль интенсивности нижнего края. <text:span text:style-name="T45">А</text:span>лгоритм достигает более 90% обнаружения с низкой ложной <text:span text:style-name="T45">срабатываемостью</text:span>. Дополнительные эксперименты <text:span text:style-name="T45">подтверждают</text:span> пригодность алгоритма для <text:span text:style-name="T45">работы в</text:span> реально<text:span text:style-name="T45">м</text:span> времени с использованием мобильного робота, оснащенного камерой <text:span text:style-name="T45">на голове и ЭВМ.</text:span></text:p>
      <text:p text:style-name="P3"><text:tab/>Поскольку камеры низки к земле, верхняя часть двери, которая в противном случае <text:span text:style-name="T45">служила бы мощным ориентиром</text:span> для помощи в обнаружении двери, часто закрывается верхней частью изображения. Наведение камер вверх невозможно, потому что важно видеть землю, чтобы избежать препятствий. Ц<text:span text:style-name="T45">ель работы -</text:span> обнаруживать двери в самых разных средах, которые содержат низкоконтрастные края, яркие отражения, переменные условия освещения, текстурированные и нетекстурированные полы, стены и двери с подобными цветами и изменяющуюся позу робота.</text:p>
      <text:p text:style-name="P3"><text:tab/>В этой статье <text:span text:style-name="T45">авторы</text:span> представля<text:span text:style-name="T45">ют</text:span> решение этой проблемы на основе объединения нескольких геометрических и фотометрических <text:span text:style-name="T45">параметров</text:span> с использованием алгоритма Adaboost. Наш подход дополняет стандартные функции новыми геометрическими особенностями, основанными на вогнутости двери и зазоре <text:span text:style-name="T45">между полом и дверью.</text:span></text:p>
      <text:p text:style-name="P3"><text:tab/>Компоненты объединены в структуре Adaboost, чтобы позволить алгоритму работать даже при отсутствии некоторых сигналов.</text:p>
      <text:p text:style-name="P3"><text:tab/>Поскольку <text:span text:style-name="T68">сред</text:span><text:span text:style-name="T46">а окружающая человека</text:span><text:span text:style-name="T68">,</text:span> как правило, менее структурирован<text:span text:style-name="T45">а</text:span>, чем промышленные среды, необходимо решить несколько типов неопределенностей, связанных с динамикой и кинематикой двери, чтобы добиться успешного открытия. В статье [46] предлагается метод, который может открывать двери без предварительного знания кинематики дверей. Предлагаемый метод может быть реализован манипуляторе <text:span text:style-name="T45">с регулируемой скоростью сервоприводов и</text:span> с возможност<text:span text:style-name="T45">ью</text:span> измерения силы в конце<text:span text:style-name="T45">вом инструменте</text:span>.</text:p>
      <text:p text:style-name="P3"><text:span text:style-name="T45"><text:tab/>В этой </text:span>стать<text:span text:style-name="T45">е</text:span> <text:span text:style-name="T45">доказывается</text:span> <text:span text:style-name="T45">тот факт,</text:span> что адаптивные оценки радиального направления <text:soft-page-break/>сходятся к фактическому радиальному вектору. Производительность схемы управления демонстрируется как в симуляции, так и на реальном роботе.</text:p>
      <text:p text:style-name="P3"><text:span text:style-name="T45"><text:tab/>Авторы п</text:span>редлага<text:span text:style-name="T45">ют</text:span> адаптивный контроллер, который может быть реализован для решения кинематической и динамической неопределенности дверей. Предлагаемая схема управления, не требует точной идентификации ограничения движения на каждом шаге процедуры открытия двери, в отличие от существующих решений проблемы открытия двери. Контроллер использует адаптивную оценку положения дверного шарнира для получения адаптивных оценок радиального направления и для разложения сил и функций управления скоростью. <text:span text:style-name="T45">П</text:span>редлагаемый метод также может быть применен к другим типам манипуляций при неопределенных кинематических ограничениях. </text:p>
      <text:p text:style-name="P3"><text:span text:style-name="T45"><text:tab/>М</text:span>етод <text:span text:style-name="T45">работает</text:span> в реальном времени, а конвергенция и стабильность аналитически доказуемы. <text:span text:style-name="T45">Его</text:span> можно использовать с любым управляемым по скорости манипулятором с измерениями силы в концевом инструменте. В статье метод был применен к задаче открытия двери с неизвестным расположением шарниров, ограничивая при этом силы взаимодействия.</text:p>
      <text:p text:style-name="P3"><text:span text:style-name="T45"><text:tab/>Результатом работы стало доказательство,</text:span> что адаптивные оценки радиального направления сходятся к фактическому радиальному вектору, а также аналитически доказана сходимость радиальной силы и тангенциальной скорости к требуемым значениям. Результаты моделирования вместе с экспериментом на реальном роботе показывают, что оценки сходятся к фактическим значениям даже для больших начальных ошибок в оценках, и была продемонстрирована полезность метода. </text:p>
      <text:p text:style-name="P3"><text:tab/>В работе <text:span text:style-name="T46">[9]</text:span> в <text:span text:style-name="T45">манипуляторе</text:span> применяется <text:span text:style-name="T45">декартовый</text:span> регулятор <text:span text:style-name="T45">сопротивления</text:span> для гибких совместных роботов. Рассматриваемая мобильная система манипуляции представляет собой комбинацию DLR-Lightweight-Robot-II и DLR-Hand-II с мобильной платформой. <text:span text:style-name="T45">О</text:span>сновное внимание уделяется декартовому управлению <text:span text:style-name="T45">сопротивлением</text:span> плеча с особым упором на обработку <text:span text:style-name="T45">подвижности</text:span> соединения и на надежность контроллера. </text:p>
      <text:p text:style-name="P3"><text:tab/>Рука удерживает дверь на расстоянии, в то время как мобильная платформа перемещается через дверной <text:span text:style-name="T45">проём</text:span>. <text:span text:style-name="T45">Основное отличие от предыдущих работ в том, что подход работает даже в случае, когда</text:span> размер двери <text:span text:style-name="T45">неизвестен </text:span>и <text:span text:style-name="T45">нет явной</text:span> траектории открытия двери.</text:p>
      <text:p text:style-name="P3"><text:tab/>В этой работе задача открытия двери рассматривается как <text:span text:style-name="T45">демонстрация </text:span>мобильной манипуляторной системы <text:span text:style-name="T45">действующей на основе сопротивления.</text:span> <text:span text:style-name="T45">М</text:span>етод управления описывается с особым акцентом на его свойствах прочности и на <text:span text:style-name="T45">изворотливости</text:span> руки. </text:p>
      <text:p text:style-name="P3"><text:tab/>В подходе открытие двери <text:span text:style-name="T45">используется</text:span> <text:span text:style-name="T45">простая</text:span> <text:span text:style-name="T45">стратегия</text:span>, которая не зависит от знания размера двери или планируемой траектории открытия двери.</text:p>
      <text:p text:style-name="P3"><text:tab/>В работе рассмотрено открытие двери <text:span text:style-name="T45">при помощи </text:span>мобильно<text:span text:style-name="T45">го робота с</text:span> манипулятор<text:span text:style-name="T45">ом</text:span>. Основное внимание было уделено используемым подходам к управлению и их применению.</text:p>
      <text:p text:style-name="P3"><text:soft-page-break/><text:span text:style-name="T45"><text:tab/>О</text:span>писана простая стратегия открытия двери. Осуществляя конкретное поведение <text:span text:style-name="T45">сопротивления</text:span> с помощью рычага.</text:p>
      <text:p text:style-name="P3"><text:span text:style-name="T45"><text:tab/>В статье </text:span><text:span text:style-name="T46">[13] </text:span><text:span text:style-name="T45">рассматривается</text:span> проблем<text:span text:style-name="T45">а открывания дверей автономно</text:span>, в том числе новые, которые робот ранее не видел. <text:span text:style-name="T45">Автор</text:span> мы фокусируе<text:span text:style-name="T45">т</text:span>ся на корпусе дверей с дверными ручками. <text:span text:style-name="T45">Отличие от предыдущих подходов в том, что </text:span>вместо того, чтобы пытаться построить полную 3d-модель дверной ручки, которая сложна из-за окклюзии, зеркальности многих дверных ручек и ограниченной точности 3D-датчиков, использует<text:span text:style-name="T45">ся</text:span> компьютерное зрение для выбора стратегия манипуляции. В частности, он использует изображение дверной ручки для определения небольшого количества «трехмерных позиций», таких как ось вращения дверной ручки и расположение конечной точки дверной ручки. <text:span text:style-name="T45">При помощи этих данных</text:span> полностью <text:span text:style-name="T45">определяется</text:span> траектори<text:span text:style-name="T45">я</text:span> для <text:span text:style-name="T45">концевого инструмента</text:span> робота (руки), который успешно поворачивает дверную ручку и открывает дверь.</text:p>
      <text:p text:style-name="P3"><text:tab/>Оценив большой набор дверей, который ранее не видел, робот успешно открыл 31 из 34 дверей. В частности, <text:span text:style-name="T45">авторы используют </text:span>алгоритм обнаружения объекта, чтобы точно разместить ограничительную рамку вокруг дверных ручек. Включив в систему соответствующий байесовский алгоритм, наш алгоритм обнаружения объекта также учитывает полезную информацию, например, что дверные ручки, скорее всего, находятся на определенной высоте. И, кроме того, информация о том, что, как правило, 1-2 дверные ручки на дверь, и что пары дверных ручек (как в паре двойных дверей) обычно находятся на одной высоте.</text:p>
      <text:p text:style-name="P3"><text:tab/>Система идентифицирует только одну точку захвата, которая не является достаточной информацией для более сложной задачи открытия двери, где соответствующие захват и последующие действия управления зависят от типа объекта и задачи, которую необходимо выполнить. <text:span text:style-name="T45">Авторы</text:span><text:span text:style-name="T42"> </text:span><text:span text:style-name="T50">представили</text:span><text:span text:style-name="T42"> подход, который использует современное компьютерное зрение и контролируемое обучение для определения небольшого количества трехмерных функций, которые достаточны для вычисления траектории для конечного эффектора робота, чтобы повернуть ручку и открыть дверь. </text:span></text:p>
      <text:p text:style-name="P3"><text:span text:style-name="T45"><text:tab/>Основная проблема рассматриваемая авторами в статье </text:span><text:span text:style-name="T46">[8]</text:span>, <text:span text:style-name="T45">внедрение робота в среду человека. Это означает, что робот должен </text:span>быть в состоянии видеть окружающую среду с точки зрения человека и быть в состоянии ловко манипулировать объектами на уровне талии человека и выше. <text:span text:style-name="T45">В статье описываться</text:span> прототип робота, названный Cardea, для исследования трех технических проблем, которые предъявляются к этим требованиям: <text:span text:style-name="T46">передвижение</text:span> с отношением большой высоты к основанию, манипулирование неизвестными объектами, ощущения окружающей среды, построенной для человека, достаточно хорошо, чтобы манипулировать ею.</text:p>
      <text:p text:style-name="P3"><text:tab/>Первая целевая задача, которую <text:span text:style-name="T45">авторы</text:span> выбрали для робота, - это перемещаться по коридорам и помещениям офисной среды, находить и открывать двери и проходить через них.</text:p>
      <text:p text:style-name="P3"><text:tab/>Робот динамически балансирует и имеет чувствительный к силе и управляемый силой рычаг. Конструкция рукоятки включает в себя пять степеней свободы, но на момент написания рукоятки <text:soft-page-break/>работает только <text:span text:style-name="T45">три и в следствии этого Cardea</text:span> может открыть дверь, <text:span text:style-name="T45">если та</text:span> слегка приоткр<text:span text:style-name="T45">ыта</text:span> и пройти через <text:span text:style-name="T45">проход</text:span>. <text:span text:style-name="T45">Cardea</text:span> использует систему видения, которая специализируется на навигации в коридорах и поиске дверей, но принципы этих задач видения могут быть обобщены на другие виды поведения.</text:p>
      <text:p text:style-name="P3"><text:tab/>В качестве доказательства концепции первая демонстрация Cardea выполняет навигацию по офисному коридору, обнаруж<text:span text:style-name="T45">ивает</text:span> слегка приоткр<text:span text:style-name="T45">ытые</text:span> двери, <text:span text:style-name="T45">толкает</text:span> двер<text:span text:style-name="T45">ь</text:span> и вход<text:span text:style-name="T45">ит</text:span> в соседнюю комнату. </text:p>
      <text:p text:style-name="P3"><text:span text:style-name="T63"><text:tab/>Текущие уровни поведения Cardea для этой функциональности предназначены для размещения ниже реального приложения. У робота нет встроенных знаний о том, что он расположен в коридоре. Он просто запускается и уходит на свои собственные устройства для изучения. Cardea замедляется, когда </text:span><text:span text:style-name="T52">видит</text:span><text:span text:style-name="T63"> плакат. Однако, </text:span><text:span text:style-name="T52">когда</text:span><text:span text:style-name="T63"> он приобретает больше визуальной информации, </text:span><text:span text:style-name="T52">то</text:span><text:span text:style-name="T63"> плат исключается </text:span><text:span text:style-name="T52">из</text:span><text:span text:style-name="T63"> кандидат</text:span><text:span text:style-name="T52">ов</text:span><text:span text:style-name="T63"> на дверь, и Cardea ускоряется снова. При обнаружении и подтверждении двери он поворачивается </text:span><text:span text:style-name="T52">и приближается</text:span><text:span text:style-name="T63"> к двери, открывает дверь и проходит через проход.</text:span></text:p>
      <text:p text:style-name="P3"><text:span text:style-name="T63"><text:tab/>В статье </text:span><text:span text:style-name="T64">[26] </text:span><text:span text:style-name="T52">представлен подход с использованием</text:span><text:span text:style-name="T63"> </text:span><text:span text:style-name="T52">лазера</text:span><text:span text:style-name="T63"> для идентификации дверей и ручек. </text:span><text:span text:style-name="T52">В отличии от аналогичных работ, данный подход</text:span><text:span text:style-name="T63"> основывается на трехмерном канале восприятия для аннотирования дверей и их ручек исключительно из чувствительных лазерных данных без какой-либо априорной модели обучения. </text:span><text:span text:style-name="T52">Робот выделяет </text:span><text:span text:style-name="T63">интересующие части, используя надежные геометрические оценки и статистические методы, применяемые к изменениям геометрического и интенсивного распределения в сканировании.</text:span></text:p>
      <text:p text:style-name="P3"><text:tab/>В этой статье <text:span text:style-name="T45">пространство поиска ограничено</text:span> <text:span text:style-name="T45">Американским</text:span> закон<text:span text:style-name="T45">ом</text:span> об инвалидности (ADA). Программа PR2 направлена на разработку платформы манипуляции, которая соответствует требованиям ADA, то есть робот может получить доступ к частям среды, к которым должен иметь доступ человек в инвалидной коляске. Соответствие ADA помещает ограничения на геометрию и размещение ручек, указывая, в частности, что ручки должны быть выше определенной высоты на двери и должны быть открыты, не используя захват. Соответствие ADA также ограничивает ширину двери, так как она должна быть, по меньшей мере, достаточно широкой, чтобы пропустить инвалидную коляску.</text:p>
      <text:p text:style-name="P3"><text:span text:style-name="T45"><text:tab/>П</text:span>оиск основан на нескольких критериях, включая ожидаемую форму самой рукоятки и разницу в интенсивности между ручками и плоскостью двери. </text:p>
      <text:p text:style-name="P3"><text:span text:style-name="T45"><text:tab/>П</text:span>одход <text:span text:style-name="T45">проверяется</text:span> на платформе PR2, используя поведение захвата, чтобы подтвердить точность обнаружения двери и ручки. Все программные компоненты, являются модульными, поэтому их можно повторно использовать отдельно и доступны с открытым исходным кодом как часть программного обеспечения ROS. Они могут быть легко адаптированы для использования с другими роботами, если указано соответствующее описание робота. </text:p>
      <text:p text:style-name="P3"><text:soft-page-break/><text:tab/>В статье мы <text:span text:style-name="T45">представлен</text:span> набор надежных методов решения проблемы идентификации двери и ручки из шумных отсканированных данных в помещениях. <text:span text:style-name="T45">При всех ограничениях метода, </text:span>система может успешно идентифицировать двери и ручки и аннотировать данные <text:span text:style-name="T45">о мире</text:span>, полученные с помощью лазерных датчиков, в ситуациях, когда <text:span text:style-name="T45">методам</text:span> основаны<text:span text:style-name="T45">х</text:span> на 2D-изображениях не удастся <text:span text:style-name="T45">сделать это</text:span>, например, при различных условиях освещения или отсутствии источников света. <text:span text:style-name="T45">Авторы выкладывают свое</text:span> программное обеспечение и наборы данных как готовый компонент проекта ROS.</text:p>
      <text:p text:style-name="P3"><text:span text:style-name="T63"><text:tab/>Механические свойства дверей приводят к включению ограничений силы и скорости в </text:span><text:span text:style-name="T52">манипуляции</text:span><text:span text:style-name="T63">, чтобы избежать ущерба окружающей среде. В статье </text:span><text:span text:style-name="T64">[38]</text:span><text:span text:style-name="T63">, закон о регулировании </text:span><text:span text:style-name="T52">сопротивления</text:span><text:span text:style-name="T63"> был расширен этими факторами для обеспечения безопасного поведения прямого регулятора </text:span><text:span text:style-name="T52">приложения </text:span><text:span text:style-name="T63">силы робота KUKA LWR4 +, который выполняет стратегию безопасного открытия двери.</text:span></text:p>
      <text:p text:style-name="P3"><text:span text:style-name="T52"><text:tab/>Для робота важно не просто открыть дверь, но и не повредить при этом окружающему миру. </text:span><text:span text:style-name="T63">В статье представле</text:span><text:span text:style-name="T52">на </text:span><text:span text:style-name="T63">роботизированн</text:span><text:span text:style-name="T52">ая</text:span><text:span text:style-name="T63"> систем</text:span><text:span text:style-name="T52">а</text:span><text:span text:style-name="T63">, </text:span><text:span text:style-name="T52">которая</text:span><text:span text:style-name="T63"> позволяет открывать дверь с ранее неизвестными кинематическими и динамическими моделями, принимая во внимание ограничения, вытекающие из требований безопасности. </text:span><text:span text:style-name="T52">А</text:span><text:span text:style-name="T63">лгоритм позволяет открывать дверь без предварительного знания направления открытия и без известного положения шарнира. </text:span></text:p>
      <text:p text:style-name="P3"><text:tab/>Этот подход учитывает ограничения скорости двери, <text:span text:style-name="T45">положения</text:span>, и контактной силы, зафиксированной в концевом эффекторе манипулятора. Экспериментальная проверка подтвердила правильное поведение системы.</text:p>
      <text:p text:style-name="P3"><text:tab/>В статье <text:span text:style-name="T68">[16] </text:span><text:span text:style-name="T45">представлен </text:span>подход на основе <text:span text:style-name="T45">камер и лазерных датчиков</text:span>, который позволяет находить более 72% дверей с <text:span text:style-name="T45">ложной частотой срабатываний</text:span> 0,008 в статических тестах. Используя разные перспективы дверей, <text:span text:style-name="T45">заставляя робота двигаться</text:span>, <text:span text:style-name="T45">алгоритм </text:span>обнаружива<text:span text:style-name="T45">ет</text:span> более 90% дверей с очень низкой частотой обнаружения ложных срабатываний.</text:p>
      <text:p text:style-name="P3"><text:span text:style-name="T45"><text:tab/>Ч</text:span>асто невозможно получить всю дверь в одном изображении камеры. В <text:span text:style-name="T45">предоставленном авторами</text:span> сценарии камера робот<text:span text:style-name="T45">а</text:span> находится близко к земле, так что верхняя часть двери часто не захватывается камерой роботов. <text:span text:style-name="T45">А так же</text:span> множественность и разнообразие дверей в различных условиях <text:span text:style-name="T45">мешает распознаванию.</text:span></text:p>
      <text:p text:style-name="P3"><text:span text:style-name="T73"><text:tab/>Эти две проблемы обнаружения двери были решены путем извлечения нескольких функций двери из изображений камеры роботов и применения алгоритма AdaBoost. <text:s/></text:span><text:span text:style-name="T53">Но для представленной ситуации подход недостаточно</text:span><text:span text:style-name="T73"> чувствителен. </text:span><text:span text:style-name="T53">Авторы</text:span><text:span text:style-name="T73"> не достигли такого же высокого уровня обнаружения в сложной университетской среде с аналогичной системой. Поэтому </text:span><text:span text:style-name="T53">был</text:span><text:span text:style-name="T73"> добавил</text:span><text:span text:style-name="T53">ен</text:span><text:span text:style-name="T73"> лазерный датчик расстояния. Для улучшения результатов обнаружения использовались дополнительные слабые классификаторы, например, цвета стены, дверной ручки или дверного зазора. . </text:span><text:span text:style-name="T53">Такой алгоритм распознаёт двери</text:span><text:span text:style-name="T73"> на большой базе данных изображений из разных сред и ситуаций.</text:span></text:p>
      <text:p text:style-name="P3"><text:span text:style-name="T60"><text:tab/></text:span><text:span text:style-name="T45">Основная задача авторов статьи </text:span><text:span text:style-name="T46">[45]</text:span><text:span text:style-name="T45"> - п</text:span>омочь людям в поисках дверей. <text:span text:style-name="T45">Представлен а</text:span>лгоритм <text:soft-page-break/>обнаружения двери на основе изображений, который использует общие и стабильные свойства дверей - краев и углов <text:span text:style-name="T45">и строит</text:span> общую геометрическую модель для характеристики формы двери, комбинируя краевые и угловые элементы без тренировочного процесса. Предлагаемый алгоритм достигает 91,7% истинной положительной скорости с низкой ложноположительной скоростью 2,9%. </text:p>
      <text:p text:style-name="P3"><text:span text:style-name="T45"><text:tab/>А</text:span>лгоритм учитывае<text:span text:style-name="T45">т</text:span> различные условия, в том числе освещение и изменения масштаба, деформацию, вызванную перспективой и окклюзией, а также дисперсию цвета, текстуры и внешнего вида дверей. <text:span text:style-name="T45">С</text:span>трои<text:span text:style-name="T45">т</text:span> геометрическую <text:span text:style-name="T45">модель</text:span> дверной рамы, которая содержит две горизонтальные линии и две вертикальные линии между четырьмя углами. Эта модель является основой для обнаружения дверей. </text:p>
      <text:p text:style-name="P3"><text:tab/>Поскольку наш алгоритм использует информацию о фундаментальной геометрической форме вместо функций, таких как цвет и текстура, он может обнаруживать полностью открытые двери и стеклянные двери. </text:p>
      <text:p text:style-name="P3">Кандидаты на дверь могут справиться с различными условиями окклюзии. <text:span text:style-name="T45">К</text:span>арта края используется для сопоставления с каждым кандидатом на дверь без выполнения определения линии. Таким образом, он может избежать некоторых недостатков алгоритмов обнаружения линии. Например, он может предоставлять информацию о конечной точке и облегчать нежелательные ошибки разделения и слияния. <text:s/></text:p>
      <text:p text:style-name="P3"><text:tab/>В статье <text:span text:style-name="T68">[37]</text:span> представлен подход к открытию двери шкафа 7-DOF манипулятором с управляемым <text:span text:style-name="T45">усилием</text:span>. Разработана система управления, которая учитывает избыточность, чтобы максимизировать возможности манипулятора, избегая при этом достижения пределов суставов. Стратегия управления основана на автоматической оценке кинематических параметров двери. Все проведенные эксперименты были основаны на предположении, что манипулятор тянет ручку и открывает дверь одним пальцем.</text:p>
      <text:p text:style-name="P3"><text:span text:style-name="T45"><text:tab/>П</text:span>одход к открытию двери с использованием подвижно<text:span text:style-name="T45">ой</text:span> <text:span text:style-name="T45">базы</text:span> имеет много недостатков, и <text:span text:style-name="T45">нежелателен</text:span>, если роботу не приказано переходить из одной комнаты в другую. Мобильная база потребляет большое количество энергии. Более того, движение подвижной базы происходит медленно и относительно неточно. В некоторых ситуациях невозможно перемещать базу. </text:p>
      <text:p text:style-name="P3"><text:tab/>В предыдущих работах авторов этой статьи была исследована стратегия безопасного открытия двери для системы управляемого импедансом манипулятора при жестком контакте с дверью. Эта работа была проведена, чтобы проверить подход с точки зрения стабильности и безопасности в отношении появления неожиданных препятствий во время выполнения движения. Для этой текущей работы был изучен метод открытия двери, который использует один палец для поддержания контакта с дверной ручкой.</text:p>
      <text:p text:style-name="P3"><text:tab/>Экспериментальные результаты, представленные в этой статье, положительно подтвердили предлагаемый подход к открытию двери шкафа. Эта стратегия универсальна и может применяться не <text:soft-page-break/>только к системам с антропоморфными роботическими захватами, которые могут удерживать ручку с обеих сторон, но также и манипуляторами без захвата, оснащенного простым инструментом, таким как крюк, и для манипуляторов с захватами, которые на практике неспособны выполнить полный захват с большим пальцем на небольших объектах, таких как тонкие стержни.</text:p>
      <text:p text:style-name="P3"><text:span text:style-name="T40"><text:tab/>В этой статье авторы концентрируются на синтезе системы управления для манипулятора, контактирующего с дверной ручкой во время движения двери. В </text:span><text:span text:style-name="T49">данном п</text:span><text:span text:style-name="T40">одходе используются алгоритмы управления, которые извлекают выгоду из избыточности манипулятора, чтобы выполнять задачу таким образом, что недоступны для 6-DO-манипуляторов. Стратегия движения, определенная в подсистеме управления, расположена над избыточным управляющим манипулятором нижнего уровня. Сначала он идентифицирует параметры кинематической модели двери, пока манипулятор начинает тянуть за дверь. После этой первоначальной идентификации этот процесс неоднократно выполняется для исправления спроектированной траектории и поддержания постоянного контакта с дверной ручкой</text:span></text:p>
      <text:p text:style-name="P3"><text:span text:style-name="T45"><text:tab/>П</text:span>одход был формально определен, представлен и подтвержден экспериментально <text:span text:style-name="T45">на</text:span> манипулятор<text:span text:style-name="T45">е</text:span> KUKA-LWR4 + с помощью специально построенной научно-ориентированной системы управления. </text:p>
      <text:p text:style-name="P3"><text:tab/>В статье [41]<text:span text:style-name="T68"> </text:span><text:span text:style-name="T46">описывается</text:span> доказательство концептуального подхода, помогающего слепым, для независимого доступа к незнакомым внутренним средам. <text:span text:style-name="T45">Бал разработан</text:span> надежный и эффективный алгоритм обнаружения дверей, лифтов и шкафов на основе их общей геометрической формы, комбинируя края и углы. </text:p>
      <text:p text:style-name="P3"><text:tab/>В подходе <text:span text:style-name="T45">использовался</text:span> тот факт, что контекстная информация (включая вывески) играет важную роль в навигации и обращении к <text:span text:style-name="T45">людям</text:span>. Вывеска особенно важна для различения <text:span text:style-name="T45">лифтов,</text:span> ванны<text:span text:style-name="T45">х</text:span> комнат, выход<text:span text:style-name="T45">ов</text:span> и офисны<text:span text:style-name="T45">х</text:span> двер<text:span text:style-name="T45">ей</text:span>. Их очень сложно отличить, не используя соответствующую контекстную информацию.</text:p>
      <text:p text:style-name="P3"><text:tab/>Чтобы улучшить способность людей, которые слепы или имеют значительные нарушения зрения, <text:span text:style-name="T45">была предложена</text:span> концептуальн<text:span text:style-name="T45">ая</text:span> навигационн<text:span text:style-name="T45">ая</text:span> систем<text:span text:style-name="T45">а</text:span> и прототип, используя одну камеру. <text:span text:style-name="T45">М</text:span>етод обнаружения объектов основан на общей геометрической форме, анализируя конфигурацию ребер и углов. Предлагаемый алгоритм является надежным, эффективным и достаточно общим для обработки больших внутриклассовых вариаций объектов в разных средах, а также небольших межклассовых вариаций различных объектов, таких как двери и дверные шкафы. <text:s/>Наш метод извлечения текста является надежным для внутренних вывесок с несколькими цветами и сложными фонами. Выделенный текст затем распознается с использованием готового программного обеспечения оптического распознавания символов. </text:p>
      <text:p text:style-name="P3"><text:span text:style-name="T66"><text:tab/>В статье </text:span><text:span text:style-name="T65">описа</text:span><text:span text:style-name="T66">ны</text:span><text:span text:style-name="T65"> некоторые алгоритмы и методы, которые были бы важны при создании прототипа встроенного средства передвижения, основанного на компьютерном видении, чтобы </text:span><text:soft-page-break/><text:span text:style-name="T65">помочь слепым людям попасть в незнакомые среды. </text:span><text:span text:style-name="T66">А</text:span><text:span text:style-name="T65">лгоритмы включают обнаружение дверей и выступов стены, а также распознавание текстовых вывесок для дифференциации дверей с различными функциями (например, офис из ванной комнаты). </text:span><text:span text:style-name="T66">А</text:span><text:span text:style-name="T65">лгоритм обнаружения двери способен обнаруживать двери и различать другие объекты с прямоугольной формой, такие как книжные полки и шкафы. Поскольку алгоритм основан только на общих особенностях (например, ребер и углов) и геометрических отношениях, он способен обнаруживать объекты в разных средах с различными цветами, текстурой, окклюзами, освещением и точками зрения. <text:s/></text:span></text:p>
      <text:p text:style-name="P3"><text:tab/>В статье [35] <text:span text:style-name="T45">представлена</text:span> обобщенн<text:span text:style-name="T45">ая</text:span> структур<text:span text:style-name="T45">а</text:span> для надежной работы <text:span text:style-name="T45">с</text:span> ранее <text:span text:style-name="T45">неизвестными</text:span> <text:span text:style-name="T45">шкафами</text:span> в кухонных средах., <text:span text:style-name="T45">которая состоит из</text:span>: модуль для обнаружения зеркальных и не зеркальных ручек, модуль для открытия и закрытия новых шкафов с использованием управления импедансом и для изучения их кинематических моделей, модуль для хранения и извлечения информации об этих объектах на карте, модуль для надежно работающих шкафов, из которых известна кинематическая модель.</text:p>
      <text:p text:style-name="P3"><text:span text:style-name="T45"><text:tab/>Ц</text:span>елью <text:span text:style-name="T45">является </text:span>создания надежной и хорошо протестированной среды программного обеспечения, которая позволяет мобильному роботу <text:span text:style-name="T45">с манипулятором </text:span>автономно управлять шкафами. <text:span text:style-name="T45">С</text:span>истема <text:span text:style-name="T45">предназначена </text:span>для обнаружения, локализации и захвата ручек кухонных шкафов, для управления шкафами с использованием импедансного управления при изучении их кинематических моделей и внешнего вида, интегрировать изученную модель в семантическую карту среды робота и повторно использовать эту кинематическую модель для будущих встреч.</text:p>
      <text:p text:style-name="P3"><text:tab/>Ключевой вклад этой работы в решени<text:span text:style-name="T45">и</text:span> всех вышеперечисленных проблем и то, как мы интегрировали их в единую, удобную в использовании систему, <text:span text:style-name="T45">с предоставлением</text:span> подробн<text:span text:style-name="T45">ого</text:span> анализ<text:span text:style-name="T45">а</text:span> каждого из этих компонентов и интегрированной системы в целом. </text:p>
      <text:p text:style-name="P3"><text:span text:style-name="T45"><text:tab/>В ходе экспериментов, </text:span>показатель успеха <text:s/>для всей системы <text:span text:style-name="T45">был равен</text:span> 51,9%. <text:span text:style-name="T45">Р</text:span>езультат <text:span text:style-name="T45">- </text:span>хорошо документированный и простой в установке программный пакет, который <text:span text:style-name="T45">можно использовать для любого</text:span> робот<text:span text:style-name="T45">а</text:span> PR2.</text:p>
      <text:p text:style-name="P3"><text:span text:style-name="T45"><text:tab/>Был разработан </text:span>новый детектор для зеркальных ручек, совместимый контроллер, который изучает кинематическую модель артикулированного объекта во время его работы. Изученная модель позволяет роботу более эффективно управлять корпусом. </text:p>
      <text:p text:style-name="P3"><text:tab/>В [1] этой статье представлен общий подход, основанный на нескольких датчиках, для открытия дверей для ловкого робота. Когда дело доходит до фактического процесса открытия, сталкивается с осложнением, что двери открываются в разных направлениях, и требуют разных сил, <text:span text:style-name="T45">но</text:span> в случае ящика нет поворота, а скорее линейно<text:span text:style-name="T45">е</text:span> движени<text:span text:style-name="T45">е.</text:span> </text:p>
      <text:p text:style-name="P3"><text:span text:style-name="T45"><text:tab/>Н</text:span>и один из этих представленных подходов к открытию двери <text:span text:style-name="T45">на момент написания статьи</text:span> не использует пространственную тактильную сенсорную матрицу в дополнение к датчикам силы-момента для более надежного метода для открытия дверей с неизвестной геометрией.</text:p>
      <text:p text:style-name="P3"><text:soft-page-break/><text:span text:style-name="T45"><text:tab/>Авторы</text:span> представили основанный на нескольких датчиках общий подход к открытию дверей для ловкого робота. После визуального определения и захвата ручки мы стремимся открывать двери, не используя модель или другое знание геометрии двери, благодаря превосходной информации о датчике как от датчика силы крутящего момента в запястье робота, так и в тактильной сенсорной матрице в самом захвате. В ходе оценки алгоритма открытия двери выяснилось, что комбинация обоих датчиков была самым успешным способом открыть дверь. </text:p>
      <text:p text:style-name="P3"><text:span text:style-name="T69"><text:tab/>В статье [6] </text:span><text:span text:style-name="T45">рассматривается проблема</text:span><text:span text:style-name="T69"> обнаружения двери с использованием только визуальной информации. </text:span><text:span text:style-name="T45">Авторы</text:span><text:span text:style-name="T69"> </text:span><text:span text:style-name="T45">принимают</text:span><text:span text:style-name="T69"> вероятностный подход к обнаружению двери, определяя вероятность наличия различных функций для генерируемых гипотез о дверях. В отличие от предыдущих подходов, предлагаемая модель отражает как форму, так и внешний вид двери.</text:span></text:p>
      <text:p text:style-name="P3"><text:span text:style-name="T45"><text:tab/>Авторы решили пересмотреть </text:span><text:span text:style-name="T69">проблем</text:span><text:span text:style-name="T45">у</text:span><text:span text:style-name="T69"> обнаружения двери </text:span><text:span text:style-name="T45">для</text:span><text:span text:style-name="T69"> изучение пригодности общих методов обнаружения / распознавания объектов для проблемы обнаружения / распознавания двери. <text:s/></text:span></text:p>
      <text:p text:style-name="P3"><text:span text:style-name="T45">В статье описан</text:span> подход, основанный на модели. <text:span text:style-name="T45">Г</text:span>еометрия двери задается и определяется небольшим количеством параметров, и внешний вид изучается из нескольких примеров обучения. Этот тип представления хорошо характеризуются небольшим количеством геометрических / архитектурных примитивов.</text:p>
      <text:p text:style-name="P3"><text:tab/>Вместо того, чтобы предлагать генеративную модель всего изображения, <text:span text:style-name="T45">используются </text:span>ограничения искусственных сред для генерации множественных гипотез и использования полученного распределения вероятности для оценки их вероятности.</text:p>
      <text:p text:style-name="P3"><text:span text:style-name="T45"><text:tab/>Таким образом</text:span> <text:span text:style-name="T45">в</text:span> статье представл<text:span text:style-name="T45">ена</text:span> нов<text:span text:style-name="T45">ая</text:span> методик<text:span text:style-name="T45">а</text:span> обнаружения дверей с использованием только визуальной информации. Применяется модельный подход, когда модель двери описывается небольшим набором параметров, <text:span text:style-name="T45">которые характеризуют</text:span> форму и внешний вид объекта. Геометрия двери определяется небольшим количеством параметров, и внешний вид изучается из справочных данных. <text:span text:style-name="T45">Используются</text:span> ограничения техногенных сред, чтобы генерировать множественные гипотезы модели и использовать полученное распределение вероятности для оценки их вероятности. </text:p>
      <text:p text:style-name="P3"><text:span text:style-name="T69"><text:tab/>В документе [30] предлагается новый метод обнаружения дверей с использованием распознавания объектов на основе контекста. В частности, для повышения эффективности распознавания объектов мы используем роботизированный контекст, такой как точка зрения робота и средняя высота дверных ручек. Роботизированный контекст применяется на этапе предварительной обработки распознавания объектов, чтобы </text:span><text:span text:style-name="T45">обозначить </text:span><text:span text:style-name="T69">область интереса к захваченному изображению, ускорить процесс и уменьшить ложноположительную скорость, ограничив пространство поиска в захваченном изображении. Он рассматривается как процесс предварительной обработки для распознавания объектов, который создает интересующую область. Таким образом, </text:span><text:span text:style-name="T45">повышается</text:span><text:span text:style-name="T69"> эффективность распознавания объектов.</text:span></text:p>
      <text:p text:style-name="P3"><text:span text:style-name="T45"><text:tab/>Авторы используют</text:span><text:span text:style-name="T69"> функции формы для распознавания объектов, что делает </text:span><text:span text:style-name="T45">данный </text:span><text:span text:style-name="T69">метод </text:span><text:soft-page-break/><text:span text:style-name="T69">более устойчивым к внешнему виду. В </text:span><text:span text:style-name="T45">статье описано поведение для двух типов дверных ручек: прямая (дверная ручка) и круглые (дверные ру</text:span><text:span text:style-name="T69">чки). </text:span></text:p>
      <text:p text:style-name="P10"><text:tab/>Дверь считается воротами в новое пространство, и поэтому ее можно рассматривать как начальную или конечную точку исследования. Кроме того, поскольку двери разделяют пространства и соединяют комнаты в помещениях, они могут использоваться для распознавания пространства и генерации пути.</text:p>
      <text:p text:style-name="P3"><text:span text:style-name="T69"><text:tab/>Экспериментальные результаты показывают, что </text:span><text:span text:style-name="T45">с</text:span><text:span text:style-name="T69">истема обнаружения дверей работает эффективно и надежно с двумя типами дверных ручек в реальных условиях.</text:span></text:p>
      <text:p text:style-name="P3"><text:tab/>В статье [14] <text:span text:style-name="T45">решается проблема открывания</text:span> распашной двери как тяжело<text:span text:style-name="T45">го</text:span> объект<text:span text:style-name="T45">а</text:span> с геометрическими ограничениями. <text:span text:style-name="T45">Описан метод</text:span> для роботов-гуманоидов, чтобы открыть <text:span text:style-name="T45">дверь</text:span>, используя импульсные силы. <text:span text:style-name="T45">Метод задаёт</text:span> движение робота, быстро открывающего <text:span text:style-name="T45">распашную</text:span> дверь, в эксперименте с аппаратом робота HRP-2.</text:p>
      <text:p text:style-name="P3"><text:tab/>П<text:span text:style-name="T45">редставленные ранее</text:span> методы могут быть эффективными для открытия легкой двери с небольшими силами реакции, такими как трение. С другой стороны, при тяжелых дверях, закрытых дверях или дверях с восстанавливающими силами, такими как распашные двери, наибольшая мощность необходима в начале их открытия. Поэтому роботы могут не открывать их статически, потому что статическое движение зависит от движения роботов, а просто от непрерывной мощности приводов. Чтобы решить эту проблему, <text:span text:style-name="T45">авторы придумали данный метод описанный в статье, который</text:span> <text:span text:style-name="T45">использует робота, чтобы </text:span>применить ударную манипуляцию, котор<text:span text:style-name="T45">ая</text:span> генерируется движением всего тела робота <text:span text:style-name="T45">и</text:span> <text:span text:style-name="T45">открывает</text:span> <text:span text:style-name="T45">дверь </text:span>динамически.</text:p>
      <text:p text:style-name="P3"><text:tab/>В этой статье движение робота-гуманоида, приближающегося к двери, рассматривается как предварительное движение для генерации своего импульса. <text:span text:style-name="T45">О</text:span>ткрытия <text:span text:style-name="T45">распашной </text:span>двери ударом под <text:span text:style-name="T45">делается</text:span> углом, <text:span text:style-name="T45">чтобы</text:span> импульс переда<text:span text:style-name="T45">лся</text:span> от робота к двери. </text:p>
      <text:p text:style-name="P3"><text:span text:style-name="T45"><text:tab/>В статье так же описано, что авторы определили</text:span> динамическую модель <text:span text:style-name="T45">распашной двери </text:span>двери с помощью основных экспериментов и мы продемонстрировали доступность метода посредством динамического моделирования. <text:span text:style-name="T45">Проведённые эксперименты показали, что </text:span>стабильное и быстрое <text:span text:style-name="T45">открывание</text:span> двер<text:span text:style-name="T45">и</text:span> <text:span text:style-name="T45">возможно</text:span>, <text:span text:style-name="T45">если</text:span> масса <text:span text:style-name="T45">двери</text:span> составляет <text:span text:style-name="T45">не </text:span>более 80% от массы робота.</text:p>
      <text:p text:style-name="P3"><text:span text:style-name="T44"><text:tab/></text:span>В статье [27] <text:span text:style-name="T45">описывается</text:span> проблем<text:span text:style-name="T45">а</text:span> дверного проема с использованием модульного реконфигурируемого робота, установленного на гусеничной мобильной платформе. <text:span text:style-name="T45">А именно,</text:span> как предотвратить внутренние силы, возникающие из-за ошибки позиционирования или неточного моделирования окружающей среды, то есть параметров двери. Большинство предыдущих исследований основано на совместимом управлении, <text:span text:style-name="T45">а манипуляторы оснащены фиксированными консолями конфигурации с соединениями, способными работать только в активном режиме</text:span>, что делает систему управления довольно сложной. Кроме того, такие подходы требуют применения дорогостоящего датчика силы / крутящего момента. <text:span text:style-name="T45">По словам авторов, в </text:span>результате такого подхода <text:soft-page-break/>внутренние силы между дверью и мобильным манипулятором исчезнут. Результаты моделирования демонстрируют обоснованность и эффективность предлагаемой стратегии открытия дверей.</text:p>
      <text:p text:style-name="P3"><text:span text:style-name="T45"><text:tab/>М</text:span>етод, представленный в этой статье, является первым методом решения проблемы открытия двери с использованием повторно настраиваемого робота с суставами, работающими в пассивном и активном режимах, и <text:span text:style-name="T45">выполняющий</text:span> задачу с минимальны<text:span text:style-name="T45">ми усилиями</text:span>.</text:p>
      <text:p text:style-name="P3"><text:tab/>Эффективность предложенного метода демонстрируется <text:span text:style-name="T45">результатами</text:span> моделирования. Метод имеет некоторые преимущества по сравнению с методами, предложенными в литературе открытия дверей, поскольку нет необходимости в дорогостоящих датчиках силы / крутящего момента и сложных алгоритмах контроля. <text:span text:style-name="T45">При этом</text:span> из-за использования пассивного режима соединительных модулей реконфигурируемого робота удалось избежать тяжелых вычислений обратной кинематики в процессе открытия двери.</text:p>
      <text:p text:style-name="P3"><text:span text:style-name="T45"><text:tab/>В</text:span><text:span text:style-name="T69"> документе [15] представлен дизайн мобильного робота, основанный на технологии компьютерного зрения, предлагаемый робот может правильно распознать дверь и ручку двери и открыть дверь с помощью </text:span><text:span text:style-name="T45">собственного манипулятора</text:span><text:span text:style-name="T69">.</text:span></text:p>
      <text:p text:style-name="P3"><text:tab/>В большинстве этих статей используются коммерческие роботы и даже военные мобильные роботы. <text:span text:style-name="T45">Представляемая в статье</text:span> конфигурация не только значительно снижает затраты на покупку коммерческих машин, но также улучшает гибкость и расширяемость.</text:p>
      <text:p text:style-name="P3"><text:tab/>Чтобы <text:span text:style-name="T45">решить</text:span> эту проблему, <text:span text:style-name="T45">авторы</text:span> разработали мобильный робот с 6-DOF-манипулятором в сочетании с технологией компьютерного зрения, <text:span text:style-name="T45">чтобы</text:span> робот мог определить положение дверной ручки и точек силы, а затем открыт<text:span text:style-name="T45">ть</text:span> <text:span text:style-name="T45">дверь.</text:span></text:p>
      <text:p text:style-name="P3"><text:tab/>В этом исследовании мобильно<text:span text:style-name="T45">ый</text:span> роботу <text:span text:style-name="T45">должен </text:span>открыть дверь для <text:span text:style-name="T45">перемещения между</text:span> комнатами, разработанн<text:span text:style-name="T45">ая модель</text:span> робота значительно снижает стоимость конструкции мобильных роботов. <text:span text:style-name="T45">Т</text:span>акже была продемонстрирована способность открывать дверь независимо при работе с плоской ручкой и круглой рукояткой.</text:p>
      <text:p text:style-name="P3"><text:span text:style-name="T45"><text:tab/>Р</text:span>езультаты эксперимента показывают, что точность обнаружения дверной ручки составляет 89%. Однако отсутствие силы руки приводит к сокращению экспериментов с круглыми ручками. Мобильный робот также имеет базовую возможность внутренней навигации.</text:p>
      <text:p text:style-name="P3"><text:span text:style-name="T45"><text:tab/>В статье </text:span><text:span text:style-name="T69">[31]</text:span><text:span text:style-name="T45"> описан алгоритм обнаружения двери</text:span>, который использует базовые структурные знания о дверях и позволяет извлекать части дверей из <text:span text:style-name="T45">множества точек</text:span> на основе <text:span text:style-name="T45">увеличения поля охвата</text:span>. Чтобы показать обоснованность <text:span text:style-name="T45">представленного </text:span>подхода, <text:span text:style-name="T45">авторами </text:span>был <text:span text:style-name="T45">собран</text:span> реалистичный набор данных из разных дверей с разных углов и расстояний.</text:p>
      <text:p text:style-name="P3"><text:tab/>Даже для датчиков глубины двери обычно сложны, поскольку они могут содержать стеклянные элементы или оснащены металлическими ручками, которые обычно вызывают неопределенные измерения. Основная проблема при сканировании строк - это длительное время, <text:soft-page-break/>требуемое для сканирования сцены, что затрудняет их использование на движущихся роботах. <text:tab/>Дверные кабины кандидатов обрезаны по разным критериям. Хотя эта стратегия хорошо работает для твердых дверей, <text:span text:style-name="T45">предполагаются </text:span>также двери со стеклянными элементами. <text:span text:style-name="T45">Б</text:span>ольшинство <text:span text:style-name="T45">подходов </text:span>них делают очень конкретные предположения об окружающей среде и положениях робота, чтобы успешно <text:span text:style-name="T45">решать задачу.</text:span></text:p>
      <text:p text:style-name="P3"><text:span text:style-name="T45"><text:tab/>О</text:span>бработка изображений, основанная на стандартном трехмерном пространстве, обеспечила надежный способ сегментирования дверных <text:span text:style-name="T45">проёмов</text:span> из среды робота. Этот важный шаг приводит к извлечению признаков, например, к раме двери, а также к поиску отверстий в облаке 3D-точек. </text:p>
      <text:p text:style-name="P3"><text:span text:style-name="T45">А</text:span>лгоритм был разработан для мобильных роботов, <text:span text:style-name="T45">а значит </text:span>скорость обработки <text:span text:style-name="T45">-</text:span> еще <text:span text:style-name="T45">один</text:span> важны<text:span text:style-name="T45">й</text:span> <text:span text:style-name="T45">критерий.</text:span> </text:p>
      <text:p text:style-name="P3"><text:tab/>Чтобы достичь репрезентативных результатов при первой оценке, <text:span text:style-name="T45">алгоритм был испытан </text:span>набор<text:span text:style-name="T45">е</text:span> точечных облаков из DIN-нормированных дверей. <text:span text:style-name="T45">О</text:span>ценка показала, <text:span text:style-name="T45">что алгоритм распознаёт дверь в </text:span>90% <text:span text:style-name="T45">случаях</text:span>. <text:span text:style-name="T45">Но н</text:span>а расстояниях более 2 метров изображение глубины используемого датчика быстро ухудша<text:span text:style-name="T45">ется</text:span> и страдает степень классификации.</text:p>
      <text:p text:style-name="P3"><text:tab/>В статье [2] <text:span text:style-name="T45">представлен </text:span>набор поведений, которые позволяют мобильному манипулятору надежно открывать различные двери. После того, как пользователь обозначил местоположение в пределах 20 см от дверной ручки, <text:span text:style-name="T45">робот может открыть </text:span>дверь.</text:p>
      <text:p text:style-name="P3"><text:tab/>В реализации <text:span text:style-name="T45">алгоритма </text:span>используется антропоморфный <text:span text:style-name="T45">манипулятор</text:span> 7 DoF с последовательными упругими приводами. С 43 испытаниями и 8 различными дверями эксперименты<text:span text:style-name="T45"> </text:span>показыва<text:span text:style-name="T45">ют</text:span>, что эти совместимые траектории позволяют роботу прочно достигать контакта с дверцами (100%), управлять дверными ручками (96,9%) и открывать двери (100%). Полная система, в том числе восприятие и навигация, удалось разблокировать двери в 28 из 32 испытаний (87,5%) и заблокировать двери в 8 из 8 испытаний (100%). В ходе 157 испытаний с одной дверью <text:span text:style-name="T45">было выяснено</text:span> что метод скручивания дверных ручек уменьшает сил<text:span text:style-name="T45">у</text:span> и устойчив к изменениям жесткости руки, траектории <text:span text:style-name="T45">концевого инструмента</text:span> и трения между <text:span text:style-name="T68">EE</text:span> и рукояткой</text:p>
      <text:p text:style-name="P3"><text:span text:style-name="T46"><text:tab/>Основной вклад статьи - </text:span>полную систему, которая может устойчиво приближаться и открывать новую дверь с ручным управлением, обозначенную пользователем. <text:span text:style-name="T45">В отличии от рассмотренных авторами работ, разработанная</text:span> система не требует карты, обучения, явной модели двери, а также оценок кинематики ручек и дверей. <text:span text:style-name="T45">Система включает в себя</text:span> восприятие, навигацию и манипуляцию, конкурентоспособна с лучшими результатами, опубликованными до <text:span text:style-name="T45">времени написания статьи</text:span>, и интегрирует тактическую обратную связь для обнаружения таких общих обстоятельств, как запертая дверь или заблокированная дверь. <text:span text:style-name="T45">Робот </text:span>открывает дверь примерно за 2 минуты (включая навигацию более 1,5 метров) и крутит ручку около 4 секунд. <text:span text:style-name="T45">Помимо этого рассмотрена </text:span>прям<text:span text:style-name="T45">ая</text:span> реализацию контроля точки равновесия и эмпирически демонстрируе<text:span text:style-name="T45">тся авторами</text:span>, что <text:span text:style-name="T45">реализация</text:span> успешн<text:span text:style-name="T45">а</text:span> и надежн<text:span text:style-name="T45">а</text:span> в реальных условиях. Несмотря на то, что как ручка, так и дверь вращаю<text:span text:style-name="T45">тся авторам удалось </text:span><text:soft-page-break/>преуспеть в том, чтобы разблокировать дверь и открыть ее примерно на 30 см. В отличие от методов управления позициями, <text:span text:style-name="T45">данная</text:span> реализация не требует высокоточных оценок кинематики ручки и двери. Как и другие формы контроля <text:span text:style-name="T45">сопротивления</text:span>, контроль точки равновесия, естественно, управляет неожиданными возмущениями, такими как столкновения. </text:p>
      <text:p text:style-name="P3"><text:span text:style-name="T45"><text:tab/>Авторы статьи </text:span><text:span text:style-name="T69">[40]</text:span><text:span text:style-name="T45"> </text:span>разработали метод обнаружения двери на основе компьютерного зрения, помогающий слепым людям получить доступ к незнакомым внутренним средам. В статье <text:span text:style-name="T45">описан </text:span>алгоритм обнаружения дверей на основе изображений, основанный на общих и стабильных функциях дверей. У<text:span text:style-name="T45">ниверсальная</text:span> геометрическ<text:span text:style-name="T45">ая модель</text:span> двери предназначена для обнаружения дверей путем объединения краев и углов. Кроме того, для отличия дверей от других объектов с одинаковым размером и формой. <text:span text:style-name="T13">В отличие от существующих алгоритмов с использованием Hough Transform, новый метод сопоставления, объединяет углы и края. Поскольку метод не зависит от цвета и других особенностей внешнего вида, он очень надежный и может обнаруживать двери в незнакомых средах с вариациями цвета, текстуры, окклюзий, освещенности, масштабов и точек зрения.</text:span></text:p>
      <text:p text:style-name="P11"><text:tab/>Исследование значительно обогащает исследование обнаружения внутренних объектов и приводит к значительному улучшению существующих методов и предоставляет новые стратегии и технологии для слепых и слабовидящих лиц для доступа к незнакомым внутренним средам, а так же потенциально может принести пользу многим другим важным областям, включая навигацию роботов и автономные системы.</text:p>
      <text:p text:style-name="P3"/>
      <text:p text:style-name="P4">Библиография.</text:p>
      <text:p text:style-name="P6"><text:span text:style-name="T24">[1] </text:span><text:span text:style-name="T25">A. J. Schmid, N. Gorges, D. Goger and H. Worn, "Opening a door with a humanoid robot using multi-sensory tactile feedback," </text:span><text:span text:style-name="Emphasis"><text:span text:style-name="T31">2008 IEEE International Conference on Robotics and Automation</text:span></text:span><text:span text:style-name="T25">, Pasadena, CA, 2008, pp. 285-291.</text:span><text:span text:style-name="T5"> </text:span></text:p>
      <text:p text:style-name="P6"><text:span text:style-name="T6">[2] </text:span><text:span text:style-name="T5">A. Jain, C. C. Kemp, "Behavior-Based Door Opening with Equilibrium Point Control", </text:span><text:span text:style-name="Emphasis"><text:span text:style-name="T5">RSS Workshop on Mobile Manipulation</text:span></text:span><text:span text:style-name="T5">, 2009.</text:span></text:p>
      <text:p text:style-name="P6"><text:span text:style-name="T7">[3] </text:span><text:span text:style-name="T8">A. Jain, C. C. Kemp, "Behaviors for Robust Door Opening and Doorway Traversal with a Force-Sensing Mobile Manipulator", </text:span><text:span text:style-name="Emphasis"><text:span text:style-name="T8">RSS Manipulation Workshop: Intelligence in Human Environments</text:span></text:span><text:span text:style-name="T8">, 2008.</text:span></text:p>
      <text:p text:style-name="P6"><text:span text:style-name="T26">[4] </text:span><text:span text:style-name="T27">A. Llopart, O. Ravn and N. A. Andersen, "Door and cabinet recognition using Convolutional Neural Nets and real-time method fusion for handle detection and grasping," </text:span><text:span text:style-name="Emphasis"><text:span text:style-name="T32">2017 3rd International Conference on Control, Automation and Robotics (ICCAR)</text:span></text:span><text:span text:style-name="T27">, Nagoya, 2017, pp. 144-149.</text:span><text:span text:style-name="T9"> </text:span></text:p>
      <text:p text:style-name="P6"><text:span text:style-name="T9">[5] </text:span><text:span text:style-name="T27">A. Yahya, A. Li, M. Kalakrishnan, Y. Chebotar and S. Levine, "Collective robot reinforcement learning with distributed asynchronous guided policy search," </text:span><text:span text:style-name="Emphasis"><text:span text:style-name="T32">2017 IEEE/RSJ International Conference on Intelligent Robots and Systems (IROS)</text:span></text:span><text:span text:style-name="T27">, Vancouver, BC, 2017, pp. 79-86.</text:span><text:span text:style-name="T9"> </text:span></text:p>
      <text:p text:style-name="P6"><text:span text:style-name="T5">[6] A.C. Murillo, J. Kosecka, J. Guerrero, C. Sagues, "Visual door detection integrating appearance and </text:span><text:soft-page-break/><text:span text:style-name="T5">shape cues", </text:span><text:span text:style-name="Emphasis"><text:span text:style-name="T10">Robotics and Autonomous Systems</text:span></text:span><text:span text:style-name="T5">, 2008. </text:span></text:p>
      <text:p text:style-name="P6"><text:span text:style-name="T9">[7] </text:span><text:span text:style-name="T27">B. Quintana, S. A. Prieto, A. Adán and F. Bosché, "Door detection in 3D colored laser scans for autonomous indoor navigation," </text:span><text:span text:style-name="Emphasis"><text:span text:style-name="T32">2016 International Conference on Indoor Positioning and Indoor Navigation (IPIN)</text:span></text:span><text:span text:style-name="T27">, Alcala de Henares, 2016, pp. 1-8.</text:span><text:span text:style-name="T9"> </text:span></text:p>
      <text:p text:style-name="P2">[8] Brooks, R., L. Aryananda, A. Edsinger, P. Fitzpatrick, C. Kemp, U.-M. OReilly, E. Torres-Jara, P. Varshavskaya, and J. Weber (2004, March). Sensing and manipulating built-for-human environments. International Journal of Humanoid Robotics 1(1), 1–28. </text:p>
      <text:p text:style-name="P2">[9] C. Ott, B. Bäuml, C. Borst, and G. Hirzinger, "Employing cartesian impedance control for the opening of a door: A case study in mobile manipulation," in IEEE/RSJ International Conference on Intelligent Robots and Systems, Workshop on mobile manipulators: Basic techniques, new trends &amp; applications, 2005. </text:p>
      <text:p text:style-name="P6"><text:span text:style-name="T9">[10] </text:span><text:span text:style-name="T27">D. Seredyński, T. Winiarski, K. Banachowicz and C. Zieliński, "Grasp planning taking into account the external wrenches acting on the grasped object," </text:span><text:span text:style-name="Emphasis"><text:span text:style-name="T32">2015 10th International Workshop on Robot Motion and Control (RoMoCo)</text:span></text:span><text:span text:style-name="T27">, Poznan, 2015, pp. 40-45.</text:span><text:span text:style-name="T9"> </text:span></text:p>
      <text:p text:style-name="P2">[11] Ding, L &amp; Xia, Kerui &amp; Gao, Haibo &amp; Liu, Guangjun &amp; Deng, Zongquan. (2017). Robust adaptive control of door opening by a mobile rescue manipulator based on unknown-force-related constraints estimation. Robotica. 1-22.</text:p>
      <text:p text:style-name="P6"><text:span text:style-name="T9">[12] E. Aude, E. Lopes, C. Aguiar, M. Martins, "Door Crossing and State Identification Using Robotic Vision", </text:span><text:span text:style-name="Emphasis"><text:span text:style-name="T9">Intl. IFAC Symp. on Robot Control (SYROCO)</text:span></text:span><text:span text:style-name="T9">, 2006.</text:span></text:p>
      <text:p text:style-name="P6"><text:span text:style-name="T9">[13] </text:span><text:span text:style-name="T27">E. Klingbeil, A. Saxena and A. Y. Ng, "Learning to open new doors," </text:span><text:span text:style-name="Emphasis"><text:span text:style-name="T32">2010 IEEE/RSJ International Conference on Intelligent Robots and Systems</text:span></text:span><text:span text:style-name="T27">, Taipei, 2010, pp. 2751-2757.</text:span><text:span text:style-name="T9"> </text:span></text:p>
      <text:p text:style-name="P6"><text:span text:style-name="T9">[14] </text:span><text:span text:style-name="T25">H. Arisumi, J. R. Chardonnet and K. Yokoi, "Whole-body motion of a humanoid robot for passing through a door - opening a door by impulsive force -," </text:span><text:span text:style-name="Emphasis"><text:span text:style-name="T31">2009 IEEE/RSJ International Conference on Intelligent Robots and Systems</text:span></text:span><text:span text:style-name="T25">, St. Louis, MO, 2009, pp. 428-434.</text:span><text:span text:style-name="T5"> </text:span></text:p>
      <text:p text:style-name="P6"><text:span text:style-name="T5">[15] </text:span><text:span text:style-name="T25">H. R. Su and K. Y. Chen, "Design and implementation of a mobile robot with autonomous door opening ability," </text:span><text:span text:style-name="Emphasis"><text:span text:style-name="T31">2017 International Conference on Fuzzy Theory and Its Applications (iFUZZY)</text:span></text:span><text:span text:style-name="T25">, Pingtung, 2017, pp. 1-6.</text:span><text:span text:style-name="T5"> </text:span></text:p>
      <text:p text:style-name="P2">[16] Hensler J., Blaich M., Bittel O. (2010) Real-Time Door Detection Based on AdaBoost Learning Algorithm. In: Gottscheber A., Obdržálek D., Schmidt C. (eds) Research and Education in Robotics - EUROBOT 2009. EUROBOT 2009. Communications in Computer and Information Science, vol 82. Springer, Berlin, Heidelberg </text:p>
      <text:p text:style-name="P6"><text:span text:style-name="T5">[17] </text:span><text:span text:style-name="T25">J. Lee </text:span><text:span text:style-name="Emphasis"><text:span text:style-name="T31">et al</text:span></text:span><text:span text:style-name="T25">., "Upper-body impedance control with variable stiffness for a door opening task," </text:span><text:span text:style-name="Emphasis"><text:span text:style-name="T31">2014 IEEE-RAS International Conference on Humanoid Robots</text:span></text:span><text:span text:style-name="T25">, Madrid, 2014, pp. 713-719.</text:span><text:span text:style-name="T5"> </text:span></text:p>
      <text:p text:style-name="P6"><text:span text:style-name="T5">[18] </text:span><text:span text:style-name="T25">J. Li, J. Tao, L. Ding, H. Gao, Z. Deng and Y. Wu, "RGBD-based parameter extraction for door opening </text:span><text:soft-page-break/><text:span text:style-name="T25">tasks with human assists in nuclear rescue," </text:span><text:span text:style-name="Emphasis"><text:span text:style-name="T31">2016 International Conference on Advanced Robotics and Mechatronics (ICARM)</text:span></text:span><text:span text:style-name="T25">, Macau, 2016, pp. 101-106.</text:span><text:span text:style-name="T5"> </text:span></text:p>
      <text:p text:style-name="P6"><text:span text:style-name="T5">[19] </text:span><text:span text:style-name="T25">J. Li, X. Xu, J. Tao, L. Ding, H. Gao and Z. Deng, "Vision-based keyhole detection and parameter extraction in door opening task," </text:span><text:span text:style-name="Emphasis"><text:span text:style-name="T31">2016 IEEE International Conference on Mechatronics and Automation</text:span></text:span><text:span text:style-name="T25">, Harbin, 2016, pp. 1667-1672.</text:span><text:span text:style-name="T5"> </text:span></text:p>
      <text:p text:style-name="P6"><text:span text:style-name="T5">[20] </text:span><text:span text:style-name="T25">M. M. Shalaby, M. A. M. Salem, A. Khamis and F. Melgani, "Geometric model for vision-based door detection," </text:span><text:span text:style-name="Emphasis"><text:span text:style-name="T31">2014 9th International Conference on Computer Engineering &amp; Systems (ICCES)</text:span></text:span><text:span text:style-name="T25">, Cairo, 2014, pp. 41-46.</text:span></text:p>
      <text:p text:style-name="P6"><text:span text:style-name="T25">[21] M. Quigley </text:span><text:span text:style-name="Emphasis"><text:span text:style-name="T31">et al</text:span></text:span><text:span text:style-name="T25">., "High-accuracy 3D sensing for mobile manipulation: Improving object detection and door opening," </text:span><text:span text:style-name="Emphasis"><text:span text:style-name="T31">2009 IEEE International Conference on Robotics and Automation</text:span></text:span><text:span text:style-name="T25">, Kobe, 2009, pp. 2816-2822. </text:span></text:p>
      <text:p text:style-name="P2"><text:span text:style-name="T11">[22] </text:span><text:span text:style-name="T2">Ma X., Wang C., Cao L. (2017) Visual Servo-Based Control of Mobile Robots for Opening Doors. In: Yang C., Virk G., Yang H. (eds) Wearable Sensors and Robots. Lecture Notes in Electrical Engineering, vol 399. Springer, Singapore</text:span><text:span text:style-name="T11"> </text:span></text:p>
      <text:p text:style-name="P6"><text:span text:style-name="T25">[23] N. Banerjee </text:span><text:span text:style-name="Emphasis"><text:span text:style-name="T31">et al</text:span></text:span><text:span text:style-name="T25">., "Human-supervised control of the ATLAS humanoid robot for traversing doors," </text:span><text:span text:style-name="Emphasis"><text:span text:style-name="T31">2015 IEEE-RAS 15th International Conference on Humanoid Robots (Humanoids)</text:span></text:span><text:span text:style-name="T25">, Seoul, 2015, pp. 722-729. </text:span></text:p>
      <text:p text:style-name="P6"><text:span text:style-name="T25">[24] P. Skulimowski, M. Owczarek and P. Strumillo, "Door detection in images of 3D scenes in an electronic travel aid for the blind," </text:span><text:span text:style-name="Emphasis"><text:span text:style-name="T31">Proceedings of the 10th International Symposium on Image and Signal Processing and Analysis</text:span></text:span><text:span text:style-name="T25">, Ljubljana, 2017, pp. 189-194.</text:span></text:p>
      <text:p text:style-name="P2">[25] Quintana Galera, Blanca &amp; Prieto, Samuel &amp; Adan, Antonio &amp; Bosché, Frédéric. (2018). Door detection in 3D coloured point clouds of indoor environments. Automation in Construction. 85. 146–166.</text:p>
      <text:p text:style-name="P6"><text:span text:style-name="T25">[26] R. B. Rusu, W. Meeussen, S. Chitta and M. Beetz, "Laser-based perception for door and handle identification," </text:span><text:span text:style-name="Emphasis"><text:span text:style-name="T31">2009 International Conference on Advanced Robotics</text:span></text:span><text:span text:style-name="T25">, Munich, 2009, pp. 1-8. </text:span></text:p>
      <text:p text:style-name="P6"><text:span text:style-name="T25">[27] S. Ahmad and G. Liu, "A door opening method by modular re-configurable robot with joints working on passive and active modes," </text:span><text:span text:style-name="Emphasis"><text:span text:style-name="T31">2010 IEEE International Conference on Robotics and Automation</text:span></text:span><text:span text:style-name="T25">, Anchorage, AK, 2010, pp. 1480-1485. </text:span></text:p>
      <text:p text:style-name="P6"><text:span text:style-name="T25">[28] S. Ahmad, H. Zhang and G. Liu, "Multiple Working Mode Control of Door-Opening With a Mobile Modular and Reconfigurable Robot," in </text:span><text:span text:style-name="Emphasis"><text:span text:style-name="T31">IEEE/ASME Transactions on Mechatronics</text:span></text:span><text:span text:style-name="T25">, vol. 18, no. 3, pp. 833-844, June 2013. </text:span></text:p>
      <text:p text:style-name="P6"><text:span text:style-name="T25">[29] S. Chitta, B. Cohen and M. Likhachev, "Planning for autonomous door opening with a mobile manipulator," </text:span><text:span text:style-name="Emphasis"><text:span text:style-name="T31">2010 IEEE International Conference on Robotics and Automation</text:span></text:span><text:span text:style-name="T25">, Anchorage, AK, 2010, pp. 1799-1806. </text:span></text:p>
      <text:p text:style-name="P6"><text:soft-page-break/><text:span text:style-name="T25">[30] S. Kim, H. Cheong, D. H. Kim and S. K. Park, "Context-based object recognition for door detection," </text:span><text:span text:style-name="Emphasis"><text:span text:style-name="T31">2011 15th International Conference on Advanced Robotics (ICAR)</text:span></text:span><text:span text:style-name="T25">, Tallinn, 2011, pp. 155-160. </text:span></text:p>
      <text:p text:style-name="P6"><text:span text:style-name="T25">[31] S. Meyer Zu Borgsen, M. Schöpfer, L. Ziegler and S. Wachsmuth, "Automated Door Detection with a 3D-Sensor," </text:span><text:span text:style-name="Emphasis"><text:span text:style-name="T31">2014 Canadian Conference on Computer and Robot Vision</text:span></text:span><text:span text:style-name="T25">, Montreal, QC, 2014, pp. 276-282.</text:span></text:p>
      <text:p text:style-name="P2"><text:span text:style-name="T11">[32] </text:span><text:span text:style-name="T2">Spournias A., Skandamis T., Antonopoulos C.P., Voros N.S. (2017) Door Detection Algorithm </text:span><text:span text:style-name="T2">Development Based on Robotic Vision and Experimental Evaluation on Prominent Embedded Systems. In: Ronzhin A., Rigoll G., Meshcheryakov R. (eds) Interactive Collaborative Robotics. ICR 2017. Lecture Notes in Computer Science, vol 10459. Springer, Cham</text:span><text:span text:style-name="T11"> </text:span></text:p>
      <text:p text:style-name="P2">[33] <text:span text:style-name="T1">Stefańczyk M., Walęcki M. (2014) Localization of Essential Door Features for Mobile Manipulation. In: Szewczyk R., Zieliński C., Kaliczyńska M. (eds) Recent Advances in Automation, Robotics and Measuring Techniques. Advances in Intelligent Systems and Computing, vol 267. Springer, Cham.</text:span></text:p>
      <text:p text:style-name="P6"><text:span text:style-name="T9">[34] </text:span><text:span text:style-name="T27">T. H. Yuan, F. H. Hashim, W. M. D. W. Zaki and A. B. Huddin, "An automated 3D scanning algorithm using depth cameras for door detection," </text:span><text:span text:style-name="Emphasis"><text:span text:style-name="T32">2015 International Electronics Symposium (IES)</text:span></text:span><text:span text:style-name="T27">, Surabaya, 2015, pp. 58-61.</text:span><text:span text:style-name="T9"> </text:span></text:p>
      <text:p text:style-name="P6"><text:span text:style-name="T9">[35] </text:span><text:span text:style-name="T25">T. Rühr, J. Sturm, D. Pangercic, M. Beetz and D. Cremers, "A generalized framework for opening doors and drawers in kitchen environments," </text:span><text:span text:style-name="Emphasis"><text:span text:style-name="T31">2012 IEEE International Conference on Robotics and Automation</text:span></text:span><text:span text:style-name="T25">, Saint Paul, MN, 2012, pp. 3852-3858.</text:span><text:span text:style-name="T5"> </text:span></text:p>
      <text:p text:style-name="P6"><text:span text:style-name="T5">[36] </text:span><text:span text:style-name="T25">T. T. Topping, G. Kenneally and D. E. Koditschek, "Quasi-static and dynamic mismatch for door opening and stair climbing with a legged robot," </text:span><text:span text:style-name="Emphasis"><text:span text:style-name="T31">2017 IEEE International Conference on Robotics and Automation (ICRA)</text:span></text:span><text:span text:style-name="T25">, Singapore, 2017, pp. 1080-1087.</text:span><text:span text:style-name="T5"> </text:span></text:p>
      <text:p text:style-name="P6"><text:span text:style-name="T5">[37] </text:span><text:span text:style-name="T25">T. Winiarski and K. Banachowicz, "Opening a door with a redundant impedance controlled robot," </text:span><text:span text:style-name="Emphasis"><text:span text:style-name="T31">9th International Workshop on Robot Motion and Control</text:span></text:span><text:span text:style-name="T25">, Kuslin, 2013, pp. 221-226.</text:span><text:span text:style-name="T5"> </text:span></text:p>
      <text:p text:style-name="P2">[38] T. Winiarski, K. Banachowicz, and M. Stefańczyk, "Safe strategy of door opening with impedance controlled manipulator," Journal of Automation Mobile Robotics and Intelligent Systems, vol. 7, no. 4, pp. 21-26, 2013.</text:p>
      <text:p text:style-name="P6"><text:span text:style-name="T5">[39] </text:span><text:span text:style-name="T25">T. Winiarski, W. Kasprzak, M. Stefańczyk and M. Walęcki, "Automated inspection of door parts based on fuzzy recognition system," </text:span><text:span text:style-name="Emphasis"><text:span text:style-name="T31">2016 21st International Conference on Methods and Models in Automation and Robotics (MMAR)</text:span></text:span><text:span text:style-name="T25">, Miedzyzdroje, 2016, pp. 478-483.</text:span><text:span text:style-name="T5"> </text:span></text:p>
      <text:p text:style-name="P2">[40] <text:span text:style-name="T2">Tian Y., Yang X., Arditi A. (2010) Computer Vision-Based Door Detection for Accessibility of Unfamiliar Environments to Blind Persons. In: Miesenberger K., Klaus J., Zagler W., Karshmer A. (eds) Computers Helping People with Special Needs. ICCHP 2010. Lecture Notes in Computer Science, vol 6180. Springer, Berlin, Heidelberg</text:span><text:span text:style-name="T41"> </text:span></text:p>
      <text:p text:style-name="P6"><text:span text:style-name="T83">[41] </text:span><text:span text:style-name="T5">Tian, Y., Yang, X., Yi, C., Arditi, A.: Toward a computer vision-based wayfinding aid for blind persons </text:span><text:soft-page-break/><text:span text:style-name="T5">to access unfamiliar indoor environments. Mach. Vis. Appl. (2012). doi: </text:span><text:a xlink:type="simple" xlink:href="https://doi.org/10.5121/ijcsit.2010.2614" office:target-frame-name="_blank" xlink:show="new" text:style-name="Internet_20_link" text:visited-style-name="Visited_20_Internet_20_Link"><text:span text:style-name="T36">10.5121/ijcsit.2010.2614</text:span></text:a></text:p>
      <text:p text:style-name="P6"><text:span text:style-name="T28">[42] W. Chung, C. Rhee, Y. Shim, H. Lee and S. Park, "Door-Opening Control of a Service Robot Using the Multifingered Robot Hand," in </text:span><text:span text:style-name="Emphasis"><text:span text:style-name="T33">IEEE Transactions on Industrial Electronics</text:span></text:span><text:span text:style-name="T28">, vol. 56, no. 10, pp. 3975-3984, Oct. 2009.</text:span><text:span text:style-name="T37"> </text:span></text:p>
      <text:p text:style-name="P6"><text:span text:style-name="T29">[43] </text:span><text:span text:style-name="T30">W. Meeussen </text:span><text:span text:style-name="Emphasis"><text:span text:style-name="T38">et al</text:span></text:span><text:span text:style-name="T30">., "Autonomous door opening and plugging in with a personal robot," </text:span><text:span text:style-name="Emphasis"><text:span text:style-name="T38">2010 IEEE International Conference on Robotics and Automation</text:span></text:span><text:span text:style-name="T30">, Anchorage, AK, 2010, pp. 729-736.</text:span><text:span text:style-name="T82"> </text:span></text:p>
      <text:p text:style-name="P2"><text:span text:style-name="T79">[44]</text:span><text:span text:style-name="T3"> Winiarski T., Banachowicz K., Seredyński D. (2015) Multi-sensory Feedback Control in Door Approaching and Opening. In: Filev D. et al. (eds) Intelligent Systems'2014. Advances in Intelligent Systems </text:span><text:span text:style-name="T3">and Computing, vol 323. Springer, Cham </text:span></text:p>
      <text:p text:style-name="P6"><text:span text:style-name="T84">[45] </text:span><text:span text:style-name="T27">X. Yang and Y. Tian, "Robust door detection in unfamiliar environments by combining edge and corner features," </text:span><text:span text:style-name="Emphasis"><text:span text:style-name="T39">2010 IEEE Computer Society Conference on Computer Vision and Pattern Recognition - Workshops</text:span></text:span><text:span text:style-name="T27">, San Francisco, CA, 2010, pp. 57-64.</text:span></text:p>
      <text:p text:style-name="P6"><text:span text:style-name="T82">[46] </text:span><text:span text:style-name="T30">Y. Karayiannidis, C. Smith, F. E. Viña, P. Ogren and D. Kragic, "“Open sesame!” adaptive force/velocity control for opening unknown doors," </text:span><text:span text:style-name="Emphasis"><text:span text:style-name="T38">2012 IEEE/RSJ International Conference on Intelligent Robots and Systems</text:span></text:span><text:span text:style-name="T30">, Vilamoura, 2012, pp. 4040-4047.</text:span><text:span text:style-name="T82"> </text:span></text:p>
      <text:p text:style-name="P6"><text:span text:style-name="T82">[47] </text:span><text:span text:style-name="T30">Zhichao Chen and S. T. Birchfield, "Visual detection of lintel-occluded doors from a single image," </text:span><text:span text:style-name="Emphasis"><text:span text:style-name="T38">2008 IEEE Computer Society Conference on Computer Vision and Pattern Recognition Workshops</text:span></text:span><text:span text:style-name="T30">, Anchorage, AK, 2008, pp. 1-8.</text:span><text:span text:style-name="T82"> </text:span></text:p>
      <text:p text:style-name="P2"><text:span text:style-name="T80">[48] </text:span><text:span text:style-name="T4">Zhihao He, Ming Zhu, "Real-time door detection for indoor autonomous vehicle," Proc. SPIE 10420, Ninth International Conference on Digital Image Processing (ICDIP 2017), 104200V (21 July 2017);</text:span><text:span text:style-name="T79"> </text:span></text:p>
      <text:p text:style-name="P2"><text:span text:style-name="T80">[49] </text:span><text:span text:style-name="T34">Zhi-Jun Chen,Feng Gao,Yang Pan. Novel Door-opening Method for Six-legged Robots Based on Only Force Sensing[J]. Chinese Journal of Mechanical Engineering, 2017, 30(5): 1227-1238.</text:span><text:span text:style-name="T79"> </text:span></text:p>
      <text:p text:style-name="P2"><text:span text:style-name="T80">[50] Zucker, Matt &amp; Joo, Sungmoon &amp; Grey, Michael &amp; Rasmussen, Christopher &amp; Huang, Eric &amp; Stilman, Michael &amp; Bobick, Aaron. (2015). A General-purpose System for Teleoperation of the DRC-HUBO Humanoid Robot. Journal of Field Robotics. 32. </text:span><text:span text:style-name="T35">336-351</text:span><text:span text:style-name="T80">.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MBX10" svg:font-family="CMBX10"/>
    <style:font-face style:name="CMBX12" svg:font-family="CMBX12"/>
    <style:font-face style:name="Mangal1" svg:font-family="Mangal"/>
    <style:font-face style:name="NimbusRomNo9L-Medi" svg:font-family="NimbusRomNo9L-Medi"/>
    <style:font-face style:name="NimbusRomNo9L-Regu" svg:font-family="NimbusRomNo9L-Regu"/>
    <style:font-face style:name="OpenSymbol" svg:font-family="OpenSymbol"/>
    <style:font-face style:name="SFRM1000" svg:font-family="SFRM1000"/>
    <style:font-face style:name="AdvOT596495f2" svg:font-family="AdvOT596495f2" style:font-family-generic="roman"/>
    <style:font-face style:name="SFBX1440" svg:font-family="SFBX1440" style:font-family-generic="roman"/>
    <style:font-face style:name="Times-Bold" svg:font-family="Times-Bold" style:font-family-generic="roman"/>
    <style:font-face style:name="Times-Roman" svg:font-family="Times-Roman, 'Times New Roman'" style:font-family-generic="roman"/>
    <style:font-face style:name="TimesNewRoman" svg:font-family="TimesNewRoman, Bold"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list-style-name="">
      <style:paragraph-properties fo:margin-left="1.27cm" fo:margin-right="0cm" fo:text-indent="0cm" style:auto-text-indent="false"/>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1z0" style:family="text"/>
    <style:style style:name="WW8Num1z1" style:family="text">
      <style:text-properties fo:language="ru" fo:country="RU"/>
    </style:style>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3z0" style:family="text">
      <style:text-properties fo:font-weight="normal" style:font-weight-asian="normal" style:font-weight-complex="normal"/>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2z0" style:family="text"/>
    <style:style style:name="WW8Num2z1" style:family="text">
      <style:text-properties fo:language="ru" fo:country="RU"/>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4z0" style:family="text"/>
    <style:style style:name="WW8Num4z1" style:family="text">
      <style:text-properties fo:language="ru" fo:country="RU" fo:font-style="normal" fo:font-weight="normal" style:font-style-asian="normal" style:font-weight-asian="normal"/>
    </style:style>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z3"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WW8Num1z4"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text:style-name="WW8Num1z5"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z6"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text:style-name="WW8Num1z7"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text:style-name="WW8Num1z8"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905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27cm" fo:text-indent="-0.635cm" fo:margin-left="3.408cm"/>
        </style:list-level-properties>
      </text:list-level-style-number>
      <text:list-level-style-number text:level="3" text:style-name="WW8Num2z2" style:num-suffix="." style:num-format="i" text:display-levels="2">
        <style:list-level-properties text:list-level-position-and-space-mode="label-alignment" fo:text-align="end">
          <style:list-level-label-alignment text:label-followed-by="listtab" text:list-tab-stop-position="1.27cm" fo:text-indent="-0.318cm" fo:margin-left="4.445cm"/>
        </style:list-level-properties>
      </text:list-level-style-number>
      <text:list-level-style-number text:level="4" text:style-name="WW8Num2z3" style:num-suffix="." style:num-format="1" text:display-levels="3">
        <style:list-level-properties text:list-level-position-and-space-mode="label-alignment">
          <style:list-level-label-alignment text:label-followed-by="listtab" text:list-tab-stop-position="1.27cm" fo:text-indent="-0.635cm" fo:margin-left="5.715cm"/>
        </style:list-level-properties>
      </text:list-level-style-number>
      <text:list-level-style-number text:level="5" text:style-name="WW8Num2z4" style:num-suffix="." style:num-format="a" style:num-letter-sync="true" text:display-levels="4">
        <style:list-level-properties text:list-level-position-and-space-mode="label-alignment">
          <style:list-level-label-alignment text:label-followed-by="listtab" text:list-tab-stop-position="1.27cm" fo:text-indent="-0.635cm" fo:margin-left="6.985cm"/>
        </style:list-level-properties>
      </text:list-level-style-number>
      <text:list-level-style-number text:level="6" text:style-name="WW8Num2z5" style:num-suffix="." style:num-format="i" text:display-levels="5">
        <style:list-level-properties text:list-level-position-and-space-mode="label-alignment" fo:text-align="end">
          <style:list-level-label-alignment text:label-followed-by="listtab" text:list-tab-stop-position="1.27cm" fo:text-indent="-0.318cm" fo:margin-left="8.255cm"/>
        </style:list-level-properties>
      </text:list-level-style-number>
      <text:list-level-style-number text:level="7" text:style-name="WW8Num2z6" style:num-suffix="." style:num-format="1" text:display-levels="6">
        <style:list-level-properties text:list-level-position-and-space-mode="label-alignment">
          <style:list-level-label-alignment text:label-followed-by="listtab" text:list-tab-stop-position="1.27cm" fo:text-indent="-0.635cm" fo:margin-left="9.525cm"/>
        </style:list-level-properties>
      </text:list-level-style-number>
      <text:list-level-style-number text:level="8" text:style-name="WW8Num2z7" style:num-suffix="." style:num-format="a" style:num-letter-sync="true" text:display-levels="7">
        <style:list-level-properties text:list-level-position-and-space-mode="label-alignment">
          <style:list-level-label-alignment text:label-followed-by="listtab" text:list-tab-stop-position="1.27cm" fo:text-indent="-0.635cm" fo:margin-left="10.795cm"/>
        </style:list-level-properties>
      </text:list-level-style-number>
      <text:list-level-style-number text:level="9" text:style-name="WW8Num2z8" style:num-suffix="." style:num-format="i" text:display-levels="8">
        <style:list-level-properties text:list-level-position-and-space-mode="label-alignment" fo:text-align="end">
          <style:list-level-label-alignment text:label-followed-by="listtab" text:list-tab-stop-position="1.27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ukur1024 </meta:initial-creator>
    <meta:creation-date>2018-04-25T13:48:50.52</meta:creation-date>
    <dc:date>2018-05-21T01:08:02.32</dc:date>
    <dc:creator>ukur1024 </dc:creator>
    <meta:editing-duration>P7DT4H4M53S</meta:editing-duration>
    <meta:editing-cycles>135</meta:editing-cycles>
    <meta:generator>OpenOffice/4.1.1$Win32 OpenOffice.org_project/411m6$Build-9775</meta:generator>
    <meta:document-statistic meta:table-count="0" meta:image-count="0" meta:object-count="0" meta:page-count="32" meta:paragraph-count="261" meta:word-count="11433" meta:character-count="88354"/>
  </office:meta>
</office:document-meta>
</file>